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1dce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eb11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svg:stroke-width="0.07cm" svg:stroke-color="#ffeb11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gr10" style:family="graphic" style:parent-style-name="standard">
      <style:graphic-properties svg:stroke-width="0.07cm" svg:stroke-color="#ffff00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solid" draw:fill-color="#000000" fo:min-height="7.8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fo:min-height="14.626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>
      <style:graphic-properties draw:fill-color="#ffffff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text:enable-numbering="false" fo:text-indent="0cm"/>
    </style:style>
    <style:style style:name="P14" style:family="paragraph">
      <style:paragraph-properties fo:margin-left="1.3cm" fo:margin-right="0cm" fo:margin-top="0cm" fo:margin-bottom="0cm" text:enable-numbering="false" fo:text-indent="-1.3cm"/>
    </style:style>
    <style:style style:name="P15" style:family="paragraph">
      <style:paragraph-properties fo:margin-left="0.7cm" fo:margin-right="0cm" fo:margin-top="0cm" fo:margin-bottom="0cm" text:enable-numbering="false" fo:text-indent="-0.7cm">
        <style:tab-stops>
          <style:tab-stop style:position="0.317cm"/>
          <style:tab-stop style:position="1.123cm"/>
        </style:tab-stops>
      </style:paragraph-properties>
    </style:style>
    <style:style style:name="P16" style:family="paragraph">
      <style:paragraph-properties fo:margin-left="0cm" fo:margin-right="0cm" fo:margin-top="0cm" fo:margin-bottom="0cm" fo:text-align="start" text:enable-numbering="false" fo:text-indent="0cm"/>
    </style:style>
    <style:style style:name="P17" style:family="paragraph">
      <style:paragraph-properties fo:margin-left="1.2cm" fo:margin-right="0cm" fo:margin-top="0cm" fo:margin-bottom="0cm" text:enable-numbering="false" fo:text-indent="-0.9cm"/>
      <style:text-properties fo:color="#ffffff" fo:font-family="'Courier 10 Pitch'" style:font-pitch="fixed"/>
    </style:style>
    <style:style style:name="P18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22pt" style:font-size-asian="22pt" style:font-size-complex="22pt"/>
    </style:style>
    <style:style style:name="P19" style:family="paragraph">
      <style:paragraph-properties fo:margin-left="1.411cm" fo:margin-right="0cm" fo:margin-top="0cm" fo:margin-bottom="0cm" text:enable-numbering="false" fo:text-indent="-1.411cm"/>
    </style:style>
    <style:style style:name="P20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21" style:family="paragraph">
      <style:paragraph-properties fo:margin-left="1.41cm" fo:margin-right="0cm" fo:margin-top="0cm" fo:margin-bottom="0cm" text:enable-numbering="false" fo:text-indent="-1.4cm">
        <style:tab-stops>
          <style:tab-stop style:position="0.23cm"/>
        </style:tab-stops>
      </style:paragraph-properties>
    </style:style>
    <style:style style:name="P22" style:family="paragraph">
      <style:paragraph-properties fo:margin-left="1.2cm" fo:margin-right="0cm" text:enable-numbering="false" fo:text-indent="-0.9cm"/>
    </style:style>
    <style:style style:name="P23" style:family="paragraph">
      <style:paragraph-properties fo:margin-left="1.2cm" fo:margin-right="0cm" fo:margin-top="0cm" fo:margin-bottom="0cm" text:enable-numbering="false" fo:text-indent="-0.9cm">
        <style:tab-stops>
          <style:tab-stop style:position="0.317cm"/>
        </style:tab-stops>
      </style:paragraph-properties>
    </style:style>
    <style:style style:name="P2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5" style:family="paragraph">
      <style:text-properties fo:font-family="Verdana" style:font-family-generic="swiss" style:font-pitch="variable" fo:font-size="20pt" style:font-size-asian="20pt" style:font-size-complex="20pt"/>
    </style:style>
    <style:style style:name="P26" style:family="paragraph">
      <style:paragraph-properties fo:margin-left="1.2cm" fo:margin-right="0cm" fo:margin-top="0cm" fo:margin-bottom="0.3cm" text:enable-numbering="false" fo:text-indent="-0.9cm"/>
    </style:style>
    <style:style style:name="P27" style:family="paragraph">
      <style:paragraph-properties fo:margin-left="2.993cm" fo:margin-right="0cm" fo:margin-top="0cm" fo:margin-bottom="0cm" text:enable-numbering="false" fo:text-indent="-2.993cm"/>
    </style:style>
    <style:style style:name="P28" style:family="paragraph">
      <style:paragraph-properties fo:margin-left="1.496cm" fo:margin-right="0cm" fo:margin-top="0cm" fo:margin-bottom="0cm" text:enable-numbering="false" fo:text-indent="-1.496cm"/>
    </style:style>
    <style:style style:name="P29" style:family="paragraph">
      <style:paragraph-properties fo:margin-left="1.2cm" fo:margin-right="0cm" fo:margin-top="0cm" fo:margin-bottom="0cm" text:enable-numbering="false" fo:text-indent="-0.9cm"/>
    </style:style>
    <style:style style:name="P30" style:family="paragraph">
      <style:paragraph-properties fo:margin-left="1.2cm" fo:margin-right="0cm" fo:margin-top="0cm" fo:margin-bottom="0cm" text:enable-numbering="false" fo:text-indent="-0.9cm"/>
      <style:text-properties fo:font-size="16pt" style:font-size-asian="16pt" style:font-size-complex="16pt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33" style:family="paragraph">
      <style:paragraph-properties fo:margin-left="1.2cm" fo:margin-right="0cm" fo:margin-top="0cm" fo:margin-bottom="0cm" text:enable-numbering="false" fo:text-indent="-0.9cm"/>
      <style:text-properties fo:font-size="13.6999998092651pt" style:font-size-asian="13.6999998092651pt" style:font-size-complex="13.6999998092651pt"/>
    </style:style>
    <style:style style:name="P34" style:family="paragraph">
      <style:text-properties fo:font-size="13.6999998092651pt" style:font-size-asian="13.6999998092651pt" style:font-size-complex="13.6999998092651pt"/>
    </style:style>
    <style:style style:name="P35" style:family="paragraph">
      <style:paragraph-properties fo:margin-left="1.2cm" fo:margin-right="0cm" fo:margin-top="0cm" fo:margin-bottom="0cm" text:enable-numbering="false" fo:text-indent="-0.9cm"/>
      <style:text-properties fo:font-size="11.6999998092651pt" style:font-size-asian="11.6999998092651pt" style:font-size-complex="11.6999998092651pt"/>
    </style:style>
    <style:style style:name="P36" style:family="paragraph">
      <style:text-properties fo:font-size="11.6999998092651pt" style:font-size-asian="11.6999998092651pt" style:font-size-complex="11.6999998092651pt"/>
    </style:style>
    <style:style style:name="P37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8" style:family="paragraph">
      <style:paragraph-properties fo:text-align="center"/>
      <style:text-properties fo:font-family="Verdana" style:font-family-generic="swiss" style:font-pitch="variable" fo:font-size="15pt" style:font-size-asian="15pt" style:font-size-complex="15pt"/>
    </style:style>
    <style:style style:name="P39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40" style:family="paragraph">
      <style:paragraph-properties fo:margin-left="1.2cm" fo:margin-right="0cm" fo:margin-top="0cm" fo:margin-bottom="0cm" text:enable-numbering="false" fo:text-indent="-0.9cm"/>
      <style:text-properties fo:font-size="12.6000003814697pt" style:font-size-asian="12.6000003814697pt" style:font-size-complex="12.6000003814697pt"/>
    </style:style>
    <style:style style:name="P41" style:family="paragraph">
      <style:text-properties fo:font-size="12.6000003814697pt" style:font-size-asian="12.6000003814697pt" style:font-size-complex="12.6000003814697pt"/>
    </style:style>
    <style:style style:name="P42" style:family="paragraph">
      <style:paragraph-properties fo:margin-left="1.2cm" fo:margin-right="0cm" fo:margin-top="0cm" fo:margin-bottom="0cm" text:enable-numbering="false" fo:text-indent="-0.9cm"/>
      <style:text-properties fo:font-size="12pt" style:font-size-asian="12pt" style:font-size-complex="12pt"/>
    </style:style>
    <style:style style:name="P43" style:family="paragraph">
      <style:text-properties fo:font-size="12pt" style:font-size-asian="12pt" style:font-size-complex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Verdana" style:font-family-generic="swiss" style:font-pitch="variable" fo:font-size="40pt" style:font-size-asian="40pt" style:font-size-complex="40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color="#ff0000" fo:font-family="'Courier 10 Pitch'" style:font-pitch="fixed" fo:font-size="18pt" style:font-size-asian="18pt" style:font-size-complex="18pt"/>
    </style:style>
    <style:style style:name="T11" style:family="text">
      <style:text-properties fo:font-family="'Courier 10 Pitch'" style:font-pitch="fixed" fo:font-size="11.1999998092651pt" style:font-size-asian="11.1999998092651pt" style:font-size-complex="11.1999998092651pt"/>
    </style:style>
    <style:style style:name="T12" style:family="text">
      <style:text-properties fo:font-family="'Courier 10 Pitch'" style:font-pitch="fixed" fo:font-size="15pt" style:font-size-asian="15pt" style:font-size-complex="15pt"/>
    </style:style>
    <style:style style:name="T13" style:family="text">
      <style:text-properties fo:color="#ff0000" fo:font-family="'Courier 10 Pitch'" style:font-pitch="fixed" fo:font-size="15pt" style:font-size-asian="15pt" style:font-size-complex="15pt"/>
    </style:style>
    <style:style style:name="T14" style:family="text">
      <style:text-properties fo:font-family="'Courier 10 Pitch'" style:font-pitch="fixed" fo:font-size="14pt" style:font-size-asian="14pt" style:font-size-complex="14pt"/>
    </style:style>
    <style:style style:name="T15" style:family="text">
      <style:text-properties fo:color="#ffffff" fo:font-family="'Courier 10 Pitch'" style:font-pitch="fixed" fo:font-size="18pt" style:font-size-asian="18pt" style:font-size-complex="18pt"/>
    </style:style>
    <style:style style:name="T16" style:family="text">
      <style:text-properties fo:color="#0099ff" fo:font-family="'Courier 10 Pitch'" style:font-pitch="fixed" fo:font-size="18pt" style:font-size-asian="18pt" style:font-size-complex="18pt"/>
    </style:style>
    <style:style style:name="T17" style:family="text">
      <style:text-properties fo:color="#ffffff" fo:font-family="'Courier 10 Pitch'" style:font-pitch="fixed" fo:font-size="18pt" style:font-size-asian="18pt" style:font-size-complex="18pt"/>
    </style:style>
    <style:style style:name="T18" style:family="text">
      <style:text-properties fo:font-family="'Courier 10 Pitch'" style:font-pitch="fixed" fo:font-size="22pt" style:font-size-asian="22pt" style:font-size-complex="22pt"/>
    </style:style>
    <style:style style:name="T19" style:family="text">
      <style:text-properties fo:font-family="'Courier 10 Pitch'" style:font-pitch="fixed" fo:font-size="17pt" style:font-size-asian="17pt" style:font-size-complex="17pt"/>
    </style:style>
    <style:style style:name="T20" style:family="text">
      <style:text-properties fo:font-family="'Courier 10 Pitch'" style:font-pitch="fixed" fo:font-size="17pt" style:font-size-asian="17pt" style:font-size-complex="17pt"/>
    </style:style>
    <style:style style:name="T21" style:family="text">
      <style:text-properties fo:font-family="Verdana" style:font-family-generic="swiss" style:font-pitch="variable"/>
    </style:style>
    <style:style style:name="T22" style:family="text">
      <style:text-properties fo:font-family="'Courier 10 Pitch'" style:font-pitch="fixed" fo:font-size="16.5pt" style:font-size-asian="16.5pt" style:font-size-complex="16.5pt"/>
    </style:style>
    <style:style style:name="T23" style:family="text">
      <style:text-properties fo:font-family="'Courier 10 Pitch'" style:font-pitch="fixed" fo:font-size="18pt" style:font-size-asian="18pt" style:font-size-complex="18pt"/>
    </style:style>
    <style:style style:name="T24" style:family="text">
      <style:text-properties fo:font-family="Verdana" style:font-family-generic="swiss" style:font-pitch="variable" fo:font-size="20pt" style:font-size-asian="20pt" style:font-size-complex="20pt"/>
    </style:style>
    <style:style style:name="T25" style:family="text">
      <style:text-properties fo:font-family="Verdana" style:font-family-generic="swiss" style:font-pitch="variable" fo:font-size="22pt" style:font-size-asian="22pt" style:font-size-complex="22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family="'Courier 10 Pitch'" style:font-pitch="fixed"/>
    </style:style>
    <style:style style:name="T28" style:family="text">
      <style:text-properties fo:font-family="'Courier 10 Pitch'" style:font-pitch="fixed" fo:font-size="22pt" style:font-size-asian="22pt" style:font-size-complex="22pt"/>
    </style:style>
    <style:style style:name="T29" style:family="text">
      <style:text-properties fo:font-family="'Courier 10 Pitch'" style:font-pitch="fixed" fo:font-size="9pt" style:font-size-asian="9pt" style:font-size-complex="9pt"/>
    </style:style>
    <style:style style:name="T30" style:family="text">
      <style:text-properties fo:font-family="'Courier 10 Pitch'" style:font-pitch="fixed" fo:font-size="9pt" style:font-size-asian="9pt" style:font-size-complex="9pt"/>
    </style:style>
    <style:style style:name="T31" style:family="text">
      <style:text-properties fo:color="#ff0000" fo:font-family="'Courier 10 Pitch'" style:font-pitch="fixed" fo:font-size="9pt" style:font-size-asian="9pt" style:font-size-complex="9pt"/>
    </style:style>
    <style:style style:name="T32" style:family="text">
      <style:text-properties fo:font-family="'Courier 10 Pitch'" style:font-pitch="fixed" fo:font-size="16pt" style:font-size-asian="16pt" style:font-size-complex="16pt"/>
    </style:style>
    <style:style style:name="T33" style:family="text">
      <style:text-properties fo:font-family="Verdana" style:font-family-generic="swiss" style:font-pitch="variable" fo:font-size="16pt" style:font-size-asian="16pt" style:font-size-complex="16pt"/>
    </style:style>
    <style:style style:name="T34" style:family="text">
      <style:text-properties fo:font-family="'Courier 10 Pitch'" style:font-pitch="fixed" fo:font-size="13.6999998092651pt" style:font-size-asian="13.6999998092651pt" style:font-size-complex="13.6999998092651pt"/>
    </style:style>
    <style:style style:name="T35" style:family="text">
      <style:text-properties fo:color="#ff0000" fo:font-family="'Courier 10 Pitch'" style:font-pitch="fixed" fo:font-size="13.6999998092651pt" style:font-size-asian="13.6999998092651pt" style:font-size-complex="13.6999998092651pt"/>
    </style:style>
    <style:style style:name="T36" style:family="text">
      <style:text-properties fo:font-family="'Courier 10 Pitch'" style:font-pitch="fixed" fo:font-size="11.6999998092651pt" style:font-size-asian="11.6999998092651pt" style:font-size-complex="11.6999998092651pt"/>
    </style:style>
    <style:style style:name="T37" style:family="text">
      <style:text-properties fo:font-family="Verdana" style:font-family-generic="swiss" style:font-pitch="variable" fo:font-size="15pt" style:font-size-asian="15pt" style:font-size-complex="15pt"/>
    </style:style>
    <style:style style:name="T38" style:family="text">
      <style:text-properties fo:font-family="'Courier 10 Pitch'" style:font-pitch="fixed" fo:font-size="12.6000003814697pt" style:font-size-asian="12.6000003814697pt" style:font-size-complex="12.6000003814697pt"/>
    </style:style>
    <style:style style:name="T39" style:family="text">
      <style:text-properties fo:font-family="'Courier 10 Pitch'" style:font-pitch="fixed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1.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1.411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">
        <style:list-level-properties text:space-before="0.01cm" text:min-label-width="1.4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">
        <style:list-level-properties text:min-label-width="2.99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">
        <style:list-level-properties text:min-label-width="1.496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2" draw:layer="layout" svg:width="23.911cm" svg:height="5.665cm" svg:x="4.089cm" svg:y="0.941cm" presentation:class="title" presentation:user-transformed="true">
          <draw:text-box>
            <text:p text:style-name="P1"><text:span text:style-name="T1">InterMine: An open source data warehousing tool, ready for prime time</text:span></text:p>
          </draw:text-box>
        </draw:frame>
        <draw:frame presentation:style-name="pr2" draw:text-style-name="P1" draw:layer="layout" svg:width="23.911cm" svg:height="14.626cm" svg:x="2.058cm" svg:y="4.442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FlyMine Group, </text:span><text:span text:style-name="T4">Departm</text:span><text:span text:style-name="T3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University of Cambrid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Overview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's project architecture</text:p>
              </text:list-item>
            </text:list>
            <text:list text:style-name="L2">
              <text:list-item>
                <text:p text:style-name="P5">The “objectstore” project</text:p>
              </text:list-item>
            </text:list>
            <text:list text:style-name="L2">
              <text:list-item>
                <text:list>
                  <text:list-item>
                    <text:p text:style-name="P6">Setting up a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ing and writing</text:p>
                  </text:list-item>
                </text:list>
              </text:list-item>
            </text:list>
            <text:list text:style-name="L2">
              <text:list-item>
                <text:p text:style-name="P5">The “integrate” project</text:p>
              </text:list-item>
            </text:list>
            <text:list text:style-name="L2">
              <text:list-item>
                <text:list>
                  <text:list-item>
                    <text:p text:style-name="P6">Importing data</text:p>
                  </text:list-item>
                </text:list>
              </text:list-item>
            </text:list>
            <text:list text:style-name="L2">
              <text:list-item>
                <text:p text:style-name="P5">The web application</text:p>
              </text:list-item>
            </text:list>
            <text:list text:style-name="L2">
              <text:list-item>
                <text:list>
                  <text:list-item>
                    <text:p text:style-name="P6">Creating a user interface 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CSS2008OpenOffice-title" draw:text-style-name="P7" draw:layer="layout" svg:width="23.911cm" svg:height="2.593cm" svg:x="4.088cm" svg:y="1.267cm" presentation:class="title" presentation:user-transformed="true">
          <draw:text-box>
            <text:p text:style-name="P1"><text:span text:style-name="T5">InterMine's project architecture</text:span>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uses an ant-driven system of separate projects covering different areas of functionality.</text:p>
              </text:list-item>
            </text:list>
            <text:list text:style-name="L2">
              <text:list-item>
                <text:list>
                  <text:list-item>
                    <text:p text:style-name="P6">To create a new database, the easiest way is to create a new InterMine project and make use of the dependency system to pull in all the required code and ant rules for yo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lk will demonstrate how to do this, and give a tour of the existing projects and their function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3T19">
        <office:forms form:automatic-focus="false" form:apply-design-mode="false"/>
        <draw:frame presentation:style-name="pr1" draw:text-style-name="P7" draw:layer="layout" svg:width="23.911cm" svg:height="3.104cm" svg:x="4.088cm" svg:y="1.012cm" presentation:class="title">
          <draw:text-box>
            <text:p text:style-name="P1"><text:span text:style-name="T5">InterMine's project architecture</text:span></text:p>
          </draw:text-box>
        </draw:frame>
        <draw:custom-shape draw:style-name="gr2" draw:text-style-name="P8" draw:id="id1" draw:layer="layout" svg:width="6.565cm" svg:height="1.498cm" svg:x="10.813cm" svg:y="13.514cm">
          <text:p text:style-name="P8">ObjectSto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2.131cm" svg:height="2.88cm" svg:x="13.028cm" svg:y="16.308cm">
          <text:p text:style-name="P8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9" draw:layer="layout" draw:type="line" svg:x1="14.095cm" svg:y1="15.012cm" svg:x2="14.093cm" svg:y2="16.308cm" draw:start-shape="id1" draw:start-glue-point="8" draw:end-shape="id2" draw:end-glue-point="5" svg:d="m14095 15012-2 1296">
          <text:p text:style-name="P1"/>
        </draw:connector>
        <draw:custom-shape draw:style-name="gr2" draw:text-style-name="P8" draw:id="id3" draw:layer="layout" svg:width="6.565cm" svg:height="1.498cm" svg:x="14.692cm" svg:y="10.61cm">
          <text:p text:style-name="P8">Integ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7.974cm" svg:y1="12.108cm" svg:x2="16.416cm" svg:y2="13.732cm" draw:start-shape="id3" draw:start-glue-point="8" draw:end-shape="id1" draw:end-glue-point="11" svg:d="m17974 12108-1558 1624">
          <text:p text:style-name="P1"/>
        </draw:connector>
        <draw:custom-shape draw:style-name="gr2" draw:text-style-name="P8" draw:id="id4" draw:layer="layout" svg:width="6.565cm" svg:height="1.498cm" svg:x="6.893cm" svg:y="10.71cm">
          <text:p text:style-name="P8">Path Que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0.175cm" svg:y1="12.208cm" svg:x2="11.772cm" svg:y2="13.732cm" draw:start-shape="id4" draw:start-glue-point="8" draw:end-shape="id1" draw:end-glue-point="5" svg:d="m10175 12208 1597 1524">
          <text:p text:style-name="P1"/>
        </draw:connector>
        <draw:custom-shape draw:style-name="gr2" draw:text-style-name="P8" draw:id="id5" draw:layer="layout" svg:width="6.565cm" svg:height="1.498cm" svg:x="6.894cm" svg:y="7.91cm">
          <text:p text:style-name="P8">Web 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0.176cm" svg:y1="9.408cm" svg:x2="10.175cm" svg:y2="10.71cm" draw:start-shape="id5" draw:start-glue-point="8" draw:end-shape="id4" draw:end-glue-point="4" svg:d="m10176 9408-1 1302">
          <text:p text:style-name="P1"/>
        </draw:connector>
        <draw:custom-shape draw:style-name="gr5" draw:text-style-name="P8" draw:id="id6" draw:layer="layout" svg:width="6.565cm" svg:height="1.498cm" svg:x="10.814cm" svg:y="5.014cm">
          <text:p text:style-name="P8">FlyMin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1.773cm" svg:y1="6.292cm" svg:x2="10.176cm" svg:y2="7.91cm" draw:start-shape="id6" draw:start-glue-point="7" draw:end-shape="id5" draw:end-glue-point="4" svg:d="m11773 6292-1597 1618">
          <text:p text:style-name="P1"/>
        </draw:connector>
        <draw:connector draw:style-name="gr4" draw:text-style-name="P9" draw:layer="layout" draw:type="line" svg:x1="16.417cm" svg:y1="6.292cm" svg:x2="17.974cm" svg:y2="10.61cm" draw:start-shape="id6" draw:start-glue-point="9" draw:end-shape="id3" draw:end-glue-point="4" svg:d="m16417 6292 1557 4318">
          <text:p text:style-name="P1"/>
        </draw:connector>
        <draw:custom-shape draw:style-name="gr6" draw:text-style-name="P8" draw:id="id7" draw:layer="layout" svg:width="6.278cm" svg:height="1.383cm" svg:x="18.345cm" svg:y="5.068cm">
          <text:p text:style-name="P8">Your project</text:p>
          <draw:enhanced-geometry svg:viewBox="0 0 21600 21600" draw:type="rectangle" draw:enhanced-path="M 0 0 L 21600 0 21600 21600 0 21600 0 0 Z N"/>
        </draw:custom-shape>
        <draw:connector draw:style-name="gr4" draw:text-style-name="P9" draw:id="id59" draw:layer="layout" draw:type="line" svg:x1="21.484cm" svg:y1="6.451cm" svg:x2="17.974cm" svg:y2="10.61cm" draw:start-shape="id7" draw:start-glue-point="2" draw:end-shape="id3" draw:end-glue-point="4" svg:d="m21484 6451-3510 4159">
          <text:p text:style-name="P1"/>
        </draw:connector>
        <draw:connector draw:style-name="gr4" draw:text-style-name="P9" draw:id="id60" draw:layer="layout" draw:type="line" svg:x1="21.484cm" svg:y1="6.451cm" svg:x2="12.497cm" svg:y2="8.128cm" draw:start-shape="id7" draw:start-glue-point="2" draw:end-shape="id5" draw:end-glue-point="11" svg:d="m21484 6451-8987 1677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The ObjectStore project</text:p>
          </draw:text-box>
        </draw:frame>
        <draw:frame presentation:style-name="pr4" draw:text-style-name="P5" draw:layer="layout" svg:width="24.564cm" svg:height="15.08cm" svg:x="1.746cm" svg:y="4.442cm" presentation:class="outline" presentation:user-transformed="true">
          <draw:text-box>
            <text:list text:style-name="L2">
              <text:list-item>
                <text:p text:style-name="P5">The InterMine ObjectStore is a general-purpose object-oriented database.</text:p>
              </text:list-item>
            </text:list>
            <text:list text:style-name="L2">
              <text:list-item>
                <text:list>
                  <text:list-item>
                    <text:p text:style-name="P6">Backed by an SQL database (PostgreSQ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optimised for reads and wri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query interfa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ers from Hiberna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signed to take a object model and create an optimal SQL database, rather than mapping an object model onto a pre-set SQL databas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signed for bulk data and complex queries rather than online transaction process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The ObjectStore project</text:p>
          </draw:text-box>
        </draw:frame>
        <draw:custom-shape draw:style-name="gr7" draw:text-style-name="P11" draw:id="id8" draw:layer="layout" svg:width="4.664cm" svg:height="1.347cm" svg:x="8.056cm" svg:y="9.548cm">
          <text:p text:style-name="P8"><text:span text:style-name="T6">ObjectStor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3" draw:layer="layout" svg:width="5.918cm" svg:height="1.465cm" svg:x="8.847cm" svg:y="11.997cm">
          <text:p text:style-name="P8"><text:span text:style-name="T6">SQL Genera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4" draw:layer="layout" svg:width="3.836cm" svg:height="1.211cm" svg:x="9.876cm" svg:y="14.297cm">
          <text:p text:style-name="P8"><text:span text:style-name="T6">Optimis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2" draw:layer="layout" svg:width="2.929cm" svg:height="2.631cm" svg:x="15.502cm" svg:y="11.805cm">
          <text:p text:style-name="P8"><text:span text:style-name="T7">Temp</text:span></text:p>
          <text:p text:style-name="P8"><text:span text:style-name="T7">table</text:span></text:p>
          <text:p text:style-name="P8"><text:span text:style-name="T7">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2.131cm" svg:height="2.88cm" svg:x="13.478cm" svg:y="15.955cm">
          <text:p text:style-name="P8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1" draw:id="id10" draw:layer="layout" svg:width="3.287cm" svg:height="1.347cm" svg:x="6.266cm" svg:y="6.399cm">
          <text:p text:style-name="P8"><text:span text:style-name="T6">Resul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layer="layout" svg:width="2.96cm" svg:height="1.347cm" svg:x="10.249cm" svg:y="6.424cm">
          <text:p text:style-name="P8"><text:span text:style-name="T6">Quer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6" draw:layer="layout" svg:width="4.556cm" svg:height="2.264cm" svg:x="3.474cm" svg:y="13.096cm">
          <text:p text:style-name="P8"><text:span text:style-name="T6">Results</text:span></text:p>
          <text:p text:style-name="P8"><text:span text:style-name="T6">Conver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9" draw:layer="layout" draw:type="line" svg:x1="8.737cm" svg:y1="10.697cm" svg:x2="6.484cm" svg:y2="13.143cm" draw:start-shape="id8" draw:start-glue-point="7" svg:d="m8737 10697-2253 2446">
          <text:p text:style-name="P1"/>
        </draw:connector>
        <draw:line draw:style-name="gr8" draw:text-style-name="P9" draw:layer="layout" svg:x1="8.429cm" svg:y1="7.703cm" svg:x2="9.202cm" svg:y2="9.673cm">
          <text:p text:style-name="P1"/>
        </draw:line>
        <draw:line draw:style-name="gr8" draw:text-style-name="P9" draw:layer="layout" svg:x1="11.197cm" svg:y1="9.574cm" svg:x2="11.522cm" svg:y2="7.781cm">
          <text:p text:style-name="P1"/>
        </draw:line>
        <draw:custom-shape draw:style-name="gr7" draw:text-style-name="P11" draw:id="id9" draw:layer="layout" svg:width="7.459cm" svg:height="1.347cm" svg:x="17.956cm" svg:y="9.549cm">
          <text:p text:style-name="P8"><text:span text:style-name="T6">ObjectStore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9" draw:layer="layout" draw:type="line" svg:x1="12.72cm" svg:y1="10.221cm" svg:x2="17.956cm" svg:y2="10.222cm" draw:start-shape="id8" draw:start-glue-point="10" draw:end-shape="id9" draw:end-glue-point="6" svg:d="m12720 10221 5236 1">
          <text:p text:style-name="P1"/>
        </draw:connector>
        <draw:custom-shape draw:style-name="gr2" draw:text-style-name="P11" draw:id="id11" draw:layer="layout" svg:width="4.295cm" svg:height="2.657cm" svg:x="1.295cm" svg:y="5.756cm">
          <text:p text:style-name="P8"><text:span text:style-name="T6">Prefetch</text:span></text:p>
          <text:p text:style-name="P8"><text:span text:style-name="T6">Manager</text:span></text:p>
          <text:p text:style-name="P8"><text:span text:style-name="T8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9" draw:layer="layout" draw:type="line" svg:x1="6.266cm" svg:y1="7.072cm" svg:x2="5.59cm" svg:y2="7.084cm" draw:start-shape="id10" draw:start-glue-point="6" draw:end-shape="id11" draw:end-glue-point="10" svg:d="m6266 7072-676 12">
          <text:p text:style-name="P1"/>
        </draw:connector>
        <draw:custom-shape draw:style-name="gr2" draw:text-style-name="P11" draw:id="id12" draw:layer="layout" svg:width="4.556cm" svg:height="1.713cm" svg:x="18.929cm" svg:y="13.622cm">
          <text:p text:style-name="P8"><text:span text:style-name="T6">SQL Writer</text:span></text:p>
          <text:p text:style-name="P8"><text:span text:style-name="T8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9" draw:layer="layout" svg:x1="19.452cm" svg:y1="15.013cm" svg:x2="15.611cm" svg:y2="16.632cm">
          <text:p text:style-name="P1"/>
        </draw:line>
        <draw:connector draw:style-name="gr4" draw:text-style-name="P9" draw:layer="layout" draw:type="line" svg:x1="21.685cm" svg:y1="10.896cm" svg:x2="21.206cm" svg:y2="13.622cm" draw:start-shape="id9" draw:start-glue-point="8" draw:end-shape="id12" draw:end-glue-point="4" svg:d="m21685 10896-479 2726">
          <text:p text:style-name="P1"/>
        </draw:connector>
        <draw:line draw:style-name="gr4" draw:text-style-name="P9" draw:layer="layout" svg:x1="11.123cm" svg:y1="10.849cm" svg:x2="11.472cm" svg:y2="11.996cm">
          <text:p text:style-name="P1"/>
        </draw:line>
        <draw:connector draw:style-name="gr4" draw:text-style-name="P9" draw:layer="layout" draw:type="line" svg:x1="11.805cm" svg:y1="13.462cm" svg:x2="11.793cm" svg:y2="14.297cm" draw:start-shape="id13" draw:start-glue-point="8" draw:end-shape="id14" draw:end-glue-point="4" svg:d="m11805 13462-12 835">
          <text:p text:style-name="P1"/>
        </draw:connector>
        <draw:line draw:style-name="gr4" draw:text-style-name="P9" draw:layer="layout" svg:x1="12.943cm" svg:y1="15.412cm" svg:x2="13.567cm" svg:y2="16.26cm">
          <text:p text:style-name="P1"/>
        </draw:line>
        <draw:connector draw:style-name="gr4" draw:text-style-name="P9" draw:layer="layout" draw:type="line" svg:x1="13.478cm" svg:y1="17.394cm" svg:x2="7.363cm" svg:y2="15.028cm" draw:start-shape="id15" draw:start-glue-point="6" draw:end-shape="id16" draw:end-glue-point="9" svg:d="m13478 17394-6115-2366">
          <text:p text:style-name="P1"/>
        </draw:connector>
        <draw:line draw:style-name="gr4" draw:text-style-name="P9" draw:layer="layout" svg:x1="14.739cm" svg:y1="12.769cm" svg:x2="15.537cm" svg:y2="12.893cm">
          <text:p text:style-name="P1"/>
        </draw:line>
        <draw:line draw:style-name="gr4" draw:text-style-name="P9" draw:layer="layout" svg:x1="18.355cm" svg:y1="13.542cm" svg:x2="19.203cm" svg:y2="14.041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5.97cm" svg:x="2.058cm" svg:y="4.442cm" presentation:class="outline" presentation:user-transformed="true">
          <draw:text-box>
            <text:list text:style-name="L2">
              <text:list-item>
                <text:p text:style-name="P5">Make a directory for your project.</text:p>
              </text:list-item>
            </text:list>
            <text:list text:style-name="L2">
              <text:list-item>
                <text:list>
                  <text:list-item>
                    <text:p text:style-name="P6">Now we create a sub-project for the db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project is an ant project, so we need a directory “dbmodel” with a build.xml.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9">&lt;project name="tutorial" default="default" basedir="."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description&gt;For CSS2008&lt;/description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mport file="</text:span><text:span text:style-name="T10">...</text:span><text:span text:style-name="T9">/imbuild/objectstore.xml"/&gt;</text:span></text:p>
              </text:list-item>
            </text:list>
            <text:list text:style-name="L3">
              <text:list-item>
                <text:p text:style-name="P13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.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9">compile.dependencies = intermine/integrate/main</text:span></text:p>
              </text:list-item>
            </text:list>
            <text:list text:style-name="L4">
              <text:list-item>
                <text:p text:style-name="P14"><text:span text:style-name="T9">objectstore.name = os.tutorial</text:span></text:p>
              </text:list-item>
            </text:list>
            <text:list text:style-name="L4">
              <text:list-item>
                <text:p text:style-name="P14"><text:span text:style-name="T9">model.name = tutorialmodel</text:span></text:p>
              </text:list-item>
            </text:list>
            <text:list text:style-name="L4">
              <text:list-item>
                <text:p text:style-name="P14"><text:span text:style-name="T9">intermine.properties.file = csstutorial.properties</text:span></text:p>
              </text:list-item>
            </text:list>
            <text:list text:style-name="L4">
              <text:list-item>
                <text:p text:style-name="P14"><text:span text:style-name="T9">default.intermine.properties.file = ../default.intermine.integrate.properties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efining a model</text:p>
          </draw:text-box>
        </draw:frame>
        <draw:frame presentation:style-name="pr4" draw:text-style-name="P5" draw:layer="layout" svg:width="26.379cm" svg:height="14.887cm" svg:x="1.123cm" svg:y="4.442cm" presentation:class="outline" presentation:user-transformed="true">
          <draw:text-box>
            <text:list text:style-name="L2">
              <text:list-item>
                <text:p text:style-name="P5">An object model is defined in XML.</text:p>
              </text:list-item>
            </text:list>
            <text:list text:style-name="L2">
              <text:list-item>
                <text:list>
                  <text:list-item>
                    <text:p text:style-name="P6">A file named tutorialmodel_model.xml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11">&lt;model name="tutorialmodel" namespace="http://www.intermine.org/model/tutorialmodel#"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class name=”tutorialmodel.HasName” is-interface=”true”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attribute name=”name” type=”java.lang.String”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class name="tutorialmodel.Employee" extends=”tutorialmodel.HasName” is-interface="false"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attribute name="fullTime" type="boolean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attribute name="age" type="int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reference name="department" referenced-type="tutorialmodel.Department" reverse-reference="employees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class name=”tutorialmodel.Department” extends=”tutorialmodel.HasName” is-interface=”false”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collection name="employees" referenced-type="tutorialmodel.Employee" reverse-reference="department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5"><text:span text:style-name="T11">&lt;/model&gt;</text:span></text:p>
              </text:list-item>
            </text:list>
            <text:list text:style-name="L2">
              <text:list-item>
                <text:p text:style-name="P5">Attributes can be of types:</text:p>
              </text:list-item>
            </text:list>
            <text:list text:style-name="L2">
              <text:list-item>
                <text:list>
                  <text:list-item>
                    <text:p text:style-name="P6">boolean, short, int, long, float, double, Boolean, Short, Integer, Long, Float, Double, String, Date, BigDec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uilding a database</text:p>
          </draw:text-box>
        </draw:frame>
        <draw:frame presentation:style-name="pr4" draw:text-style-name="P5" draw:layer="layout" svg:width="25.918cm" svg:height="14.626cm" svg:x="1.267cm" svg:y="4.442cm" presentation:class="outline" presentation:user-transformed="true">
          <draw:text-box>
            <text:list text:style-name="L2">
              <text:list-item>
                <text:p text:style-name="P5">A database is defined using properties.</text:p>
              </text:list-item>
            </text:list>
            <text:list text:style-name="L3">
              <text:list-item>
                <text:p text:style-name="P16"><text:span text:style-name="T12">db.tutorial.datasource.class=org.postgresql.jdbc3.Jdbc3PoolingDataSource</text:span></text:p>
              </text:list-item>
            </text:list>
            <text:list text:style-name="L3">
              <text:list-item>
                <text:p text:style-name="P16"><text:span text:style-name="T12">db.tutorial.datasource.dataSourceName=db.common-tgt-items</text:span></text:p>
              </text:list-item>
            </text:list>
            <text:list text:style-name="L3">
              <text:list-item>
                <text:p text:style-name="P16"><text:span text:style-name="T12">db.tutorial.datasource.maxConnections=10</text:span></text:p>
              </text:list-item>
            </text:list>
            <text:list text:style-name="L3">
              <text:list-item>
                <text:p text:style-name="P16"><text:span text:style-name="T12">db.tutorial.driver=org.postgresql.Driver</text:span></text:p>
              </text:list-item>
            </text:list>
            <text:list text:style-name="L3">
              <text:list-item>
                <text:p text:style-name="P16"><text:span text:style-name="T12">db.tutorial.platform=PostgreSQL</text:span></text:p>
              </text:list-item>
            </text:list>
            <text:list text:style-name="L3">
              <text:list-item>
                <text:p text:style-name="P16"><text:span text:style-name="T12">db.tutorial.datasource.serverName=</text:span><text:span text:style-name="T13">server.flymine.org</text:span></text:p>
              </text:list-item>
            </text:list>
            <text:list text:style-name="L3">
              <text:list-item>
                <text:p text:style-name="P16"><text:span text:style-name="T12">db.tutorial.datasource.databaseName=tutorial</text:span></text:p>
              </text:list-item>
            </text:list>
            <text:list text:style-name="L3">
              <text:list-item>
                <text:p text:style-name="P16"><text:span text:style-name="T12">db.tutorial.datasource.user=</text:span><text:span text:style-name="T13">fred</text:span></text:p>
              </text:list-item>
            </text:list>
            <text:list text:style-name="L3">
              <text:list-item>
                <text:p text:style-name="P16"><text:span text:style-name="T12">db.tutorial.datasource.password=</text:span><text:span text:style-name="T13">whatever</text:span></text:p>
              </text:list-item>
            </text:list>
            <text:list text:style-name="L2">
              <text:list-item>
                <text:p text:style-name="P5">An ObjectStore is defined from the db.</text:p>
              </text:list-item>
            </text:list>
            <text:list text:style-name="L3">
              <text:list-item>
                <text:p text:style-name="P16"><text:span text:style-name="T14">os.tutorial.class=org.intermine.objectstore.intermine.ObjectStoreInterMineImpl</text:span></text:p>
              </text:list-item>
            </text:list>
            <text:list text:style-name="L3">
              <text:list-item>
                <text:p text:style-name="P16"><text:span text:style-name="T14">os.tutorial.db=db.tutorial</text:span></text:p>
              </text:list-item>
            </text:list>
            <text:list text:style-name="L3">
              <text:list-item>
                <text:p text:style-name="P16"><text:span text:style-name="T14">os.tutorial.noNotXml=false</text:span></text:p>
              </text:list-item>
            </text:list>
            <text:list text:style-name="L3">
              <text:list-item>
                <text:p text:style-name="P16"><text:span text:style-name="T14">os.tutorial.model=tutorialmodel</text:span></text:p>
              </text:list-item>
            </text:list>
            <text:list text:style-name="L3">
              <text:list-item>
                <text:p text:style-name="P16"><text:span text:style-name="T14">os.tutorial.minBagTableSize=10000</text:span></text:p>
              </text:list-item>
            </text:list>
            <text:list text:style-name="L3">
              <text:list-item>
                <text:p text:style-name="P16"><text:span text:style-name="T14">osw.tutorial.class=org.intermine.objectstore.intermine.ObjectStoreWriterInterMineImpl</text:span></text:p>
              </text:list-item>
            </text:list>
            <text:list text:style-name="L3">
              <text:list-item>
                <text:p text:style-name="P16"><text:span text:style-name="T14">osw.tutorial.os=os.tutorial</text:span></text:p>
              </text:list-item>
            </text:list>
            <text:list text:style-name="L2">
              <text:list-item>
                <text:list>
                  <text:list-item>
                    <text:p text:style-name="P6">Put it in a file named ~/csstutorial.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lso need to create some empty files and directories: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Create a Postgres database called “tutorial” and run “ant build-db”.</text:p>
              </text:list-item>
            </text:list>
          </draw:text-box>
        </draw:frame>
        <draw:frame draw:style-name="gr11" draw:text-style-name="P17" draw:layer="layout" svg:width="18.545cm" svg:height="8.108cm" svg:x="3.226cm" svg:y="7.285cm">
          <draw:text-box>
            <text:list text:style-name="L2">
              <text:list-item>
                <text:list>
                  <text:list-item>
                    <text:p text:style-name="P17"><text:span text:style-name="T15">$ tre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6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-- </text:span><text:span text:style-name="T16">db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 <text:s text:c="2"/>|-- build.x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 <text:s text:c="2"/>|-- </text:span><text:span text:style-name="T16">li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 <text:s text:c="2"/>|-- project.propert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 <text:s text:c="2"/>|-- </text:span><text:span text:style-name="T16">re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 <text:s text:c="2"/>| <text:s text:c="2"/>`-- tutorialmodel_keyDefs.propert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 <text:s text:c="2"/>|-- </text:span><text:span text:style-name="T16">sr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5">| <text:s text:c="2"/>`-- tutorialmodel_model.x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7">`-- default.intermine.integrate.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class and interface in the model is mapped onto a table in the database.</text:p>
              </text:list-item>
            </text:list>
            <text:list text:style-name="L2">
              <text:list-item>
                <text:list>
                  <text:list-item>
                    <text:p text:style-name="P6">The table contains a column for each field in the class, plus an “OBJECT” column containing the serialised object and a “class” colum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 is stored in all the tables associated with classes and interfaces that the object exten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ultiple copies makes querying easier and faster, but storing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4.35cm" svg:height="14.651cm" svg:x="2.058cm" svg:y="4.442cm" presentation:class="outline" presentation:user-transformed="true">
          <draw:text-box>
            <text:list text:style-name="L2">
              <text:list-item>
                <text:p text:style-name="P5">Several properties change the layout:</text:p>
              </text:list-item>
            </text:list>
            <text:list text:style-name="L2">
              <text:list-item>
                <text:list>
                  <text:list-item>
                    <text:p text:style-name="P6">Truncated tables merges several tables into one – all classes extending a given class are combined in one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tables are useful to reduce the storage overhead if it would not be queri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NotXML removes the OBJECT column from all tables except the root table. This means each query needs to go to the database twice – once to run the query, and again to fetch th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18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8"><text:span text:style-name="T18">test=# \d employee</text:span></text:p>
              </text:list-item>
            </text:list>
            <text:list text:style-name="L3">
              <text:list-item>
                <text:p text:style-name="P18"><text:span text:style-name="T18"><text:s text:c="13"/></text:span><text:span text:style-name="T18">Table "public.employee"</text:span></text:p>
              </text:list-item>
            </text:list>
            <text:list text:style-name="L3">
              <text:list-item>
                <text:p text:style-name="P18"><text:span text:style-name="T18"><text:s text:c="11"/></text:span><text:span text:style-name="T18">Column <text:s text:c="10"/>| <text:s/>Type <text:s text:c="2"/>| Modifiers </text:span></text:p>
              </text:list-item>
            </text:list>
            <text:list text:style-name="L3">
              <text:list-item>
                <text:p text:style-name="P18"><text:span text:style-name="T18">----------------------------+---------+-----------</text:span></text:p>
              </text:list-item>
            </text:list>
            <text:list text:style-name="L3">
              <text:list-item>
                <text:p text:style-name="P18"><text:span text:style-name="T18"><text:s/></text:span><text:span text:style-name="T18">object <text:s text:c="20"/>| text <text:s text:c="3"/>|</text:span></text:p>
              </text:list-item>
            </text:list>
            <text:list text:style-name="L3">
              <text:list-item>
                <text:p text:style-name="P18"><text:span text:style-name="T18"><text:s/></text:span><text:span text:style-name="T18">fulltime <text:s text:c="18"/>| boolean | not null</text:span></text:p>
              </text:list-item>
            </text:list>
            <text:list text:style-name="L3">
              <text:list-item>
                <text:p text:style-name="P18"><text:span text:style-name="T18"><text:s/></text:span><text:span text:style-name="T18">id <text:s text:c="24"/>| integer | not null</text:span></text:p>
              </text:list-item>
            </text:list>
            <text:list text:style-name="L3">
              <text:list-item>
                <text:p text:style-name="P18"><text:span text:style-name="T18"><text:s/></text:span><text:span text:style-name="T18">name <text:s text:c="22"/>| text <text:s text:c="3"/>| </text:span></text:p>
              </text:list-item>
            </text:list>
            <text:list text:style-name="L3">
              <text:list-item>
                <text:p text:style-name="P18"><text:span text:style-name="T18"><text:s/></text:span><text:span text:style-name="T18">age <text:s text:c="23"/>| integer | not null</text:span></text:p>
              </text:list-item>
            </text:list>
            <text:list text:style-name="L3">
              <text:list-item>
                <text:p text:style-name="P18"><text:span text:style-name="T18"><text:s/></text:span><text:span text:style-name="T18">departmentid <text:s text:c="14"/>| integer | </text:span></text:p>
              </text:list-item>
            </text:list>
            <text:list text:style-name="L3">
              <text:list-item>
                <text:p text:style-name="P18"><text:span text:style-name="T18"><text:s/></text:span><text:span text:style-name="T18">class <text:s text:c="21"/>| text <text:s text:c="3"/>| </text:span></text:p>
              </text:list-item>
            </text:list>
            <text:list text:style-name="L3">
              <text:list-item>
                <text:p text:style-name="P18"><text:span text:style-name="T18">Indexes:</text:span></text:p>
              </text:list-item>
            </text:list>
            <text:list text:style-name="L3">
              <text:list-item>
                <text:p text:style-name="P18"><text:span text:style-name="T18"><text:s text:c="4"/></text:span><text:span text:style-name="T18">"employee_pkey" UNIQUE, btree (id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layer="layout" svg:width="24.12cm" svg:height="14.626cm" svg:x="2.058cm" svg:y="4.442cm" presentation:class="outline" presentation:user-transformed="true">
          <draw:text-box>
            <text:list text:style-name="L2">
              <text:list-item>
                <text:p text:style-name="P5">Read access to the database is provided through the ObjectStore interface.</text:p>
              </text:list-item>
            </text:list>
            <text:list text:style-name="L3">
              <text:list-item>
                <text:p text:style-name="P13"><text:span text:style-name="T19">import org.intermine.objectstore.*;</text:span></text:p>
              </text:list-item>
            </text:list>
            <text:list text:style-name="L3">
              <text:list-item>
                <text:p text:style-name="P13"><text:span text:style-name="T19">ObjectStore os = ObjectStoreFactory.getObjectStore(“os.tutorial”);</text:span></text:p>
              </text:list-item>
            </text:list>
            <text:list text:style-name="L2">
              <text:list-item>
                <text:list>
                  <text:list-item>
                    <text:p text:style-name="P6">“os.tutorial” was set up using properties earlier.</text:p>
                  </text:list-item>
                </text:list>
              </text:list-item>
            </text:list>
            <text:list text:style-name="L2">
              <text:list-item>
                <text:p text:style-name="P5">Write access is provided by an ObjectStoreWriter – a sub-interface of ObjectStore.</text:p>
              </text:list-item>
            </text:list>
            <text:list text:style-name="L6">
              <text:list-item>
                <text:p text:style-name="P19"><text:span text:style-name="T20">ObjectStoreWriter osw = ObjectStoreWriterFactory.getObjectStoreWriter(“osw.tutorial”)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layer="layout" svg:width="23.911cm" svg:height="15.198cm" svg:x="2.058cm" svg:y="4.442cm" presentation:class="outline" presentation:user-transformed="true">
          <draw:text-box>
            <text:list text:style-name="L2">
              <text:list-item>
                <text:p text:style-name="P5">To write an object to the database, use the ObjectStoreWriter.store() method:</text:p>
              </text:list-item>
            </text:list>
            <text:list text:style-name="L6">
              <text:list-item>
                <text:p text:style-name="P19"><text:span text:style-name="T20">import tutorialmodel.*;</text:span></text:p>
              </text:list-item>
            </text:list>
            <text:list text:style-name="L6">
              <text:list-item>
                <text:p text:style-name="P19"><text:span text:style-name="T20">ObjectStoreWriter osw = ObjectStoreWriterFactory.getObjectStoreWriter(“osw.tutorial”);</text:span></text:p>
              </text:list-item>
            </text:list>
            <text:list text:style-name="L6">
              <text:list-item>
                <text:p text:style-name="P19"><text:span text:style-name="T20">Employee e = new Employee();</text:span></text:p>
              </text:list-item>
            </text:list>
            <text:list text:style-name="L6">
              <text:list-item>
                <text:p text:style-name="P19"><text:span text:style-name="T20">e.setName(“Fred”);</text:span></text:p>
              </text:list-item>
            </text:list>
            <text:list text:style-name="L6">
              <text:list-item>
                <text:p text:style-name="P19"><text:span text:style-name="T20">e.setAge(5);</text:span></text:p>
              </text:list-item>
            </text:list>
            <text:list text:style-name="L6">
              <text:list-item>
                <text:p text:style-name="P19"><text:span text:style-name="T20">e.setFullTime(true);</text:span></text:p>
              </text:list-item>
            </text:list>
            <text:list text:style-name="L6">
              <text:list-item>
                <text:p text:style-name="P19"><text:span text:style-name="T20">System.out.println(“ID before storing: “ + e.getId());</text:span></text:p>
              </text:list-item>
            </text:list>
            <text:list text:style-name="L6">
              <text:list-item>
                <text:p text:style-name="P19"><text:span text:style-name="T20">osw.store(e);</text:span></text:p>
              </text:list-item>
            </text:list>
            <text:list text:style-name="L6">
              <text:list-item>
                <text:p text:style-name="P19"><text:span text:style-name="T20">System.out.println(“ID after storing: “ + e.getId());</text:span></text:p>
              </text:list-item>
            </text:list>
            <text:list text:style-name="L2">
              <text:list-item>
                <text:p text:style-name="P5">To delete an object:</text:p>
              </text:list-item>
            </text:list>
            <text:list text:style-name="L6">
              <text:list-item>
                <text:p text:style-name="P19"><text:span text:style-name="T20">osw.delete(e);</text:span></text:p>
              </text:list-item>
            </text:list>
            <text:list text:style-name="L2">
              <text:list-item>
                <text:list>
                  <text:list-item>
                    <text:p text:style-name="P6">The object must be of the right class and have the ID filled in to delete properly.</text:p>
                  </text:list-item>
                </text:list>
              </text:list-item>
            </text:list>
          </draw:text-box>
        </draw:frame>
        <draw:frame draw:style-name="gr12" draw:text-style-name="P20" draw:id="id17" draw:layer="layout" svg:width="1.669cm" svg:height="1.03cm" svg:x="23.269cm" svg:y="12.411cm">
          <draw:text-box>
            <text:p text:style-name="P20"><text:span text:style-name="T21">null</text:span></text:p>
          </draw:text-box>
        </draw:frame>
        <draw:connector draw:style-name="gr4" draw:text-style-name="P9" draw:layer="layout" draw:type="line" svg:x1="23.269cm" svg:y1="12.926cm" svg:x2="21.828cm" svg:y2="12.93cm" draw:start-shape="id17" draw:start-glue-point="3" svg:d="m23269 12926-1441 4">
          <text:p text:style-name="P1"/>
        </draw:connector>
        <draw:frame draw:style-name="gr12" draw:text-style-name="P20" draw:id="id18" draw:layer="layout" svg:width="3.686cm" svg:height="1.03cm" svg:x="23.269cm" svg:y="13.811cm">
          <draw:text-box>
            <text:p text:style-name="P20"><text:span text:style-name="T21">872341</text:span></text:p>
          </draw:text-box>
        </draw:frame>
        <draw:connector draw:style-name="gr4" draw:text-style-name="P9" draw:layer="layout" draw:type="line" svg:x1="23.269cm" svg:y1="14.326cm" svg:x2="21.828cm" svg:y2="14.33cm" draw:start-shape="id18" draw:start-glue-point="3" svg:d="m23269 14326-1441 4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layer="layout" svg:width="23.911cm" svg:height="14.673cm" svg:x="2.058cm" svg:y="4.442cm" presentation:class="outline" presentation:user-transformed="true">
          <draw:text-box>
            <text:list text:style-name="L2">
              <text:list-item>
                <text:p text:style-name="P5">Many to many collections are stored using an indirection table.</text:p>
              </text:list-item>
            </text:list>
            <text:list text:style-name="L2">
              <text:list-item>
                <text:list>
                  <text:list-item>
                    <text:p text:style-name="P6">When storing the object, many to many collections are upda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independently update collections: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20">osw.addToCollection(e.getId(), Employee.class, “collection”, other.getId());</text:span></text:p>
              </text:list-item>
            </text:list>
            <text:list text:style-name="L2">
              <text:list-item>
                <text:p text:style-name="P5">One to many collections are managed by the reverse reference.</text:p>
              </text:list-item>
            </text:list>
            <text:list text:style-name="L2">
              <text:list-item>
                <text:list>
                  <text:list-item>
                    <text:p text:style-name="P6">To update them, store the object in the collection with a new reference 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ransactions are supported:</text:p>
              </text:list-item>
            </text:list>
            <text:list text:style-name="L7">
              <text:list-item>
                <text:p text:style-name="P21"><text:span text:style-name="T22">try {</text:span></text:p>
              </text:list-item>
            </text:list>
            <text:list text:style-name="L7">
              <text:list-item>
                <text:p text:style-name="P21"><text:span text:style-name="T22"><text:s/></text:span><text:span text:style-name="T22"><text:tab/></text:span><text:span text:style-name="T22">osw.beginTransaction();</text:span></text:p>
              </text:list-item>
            </text:list>
            <text:list text:style-name="L7">
              <text:list-item>
                <text:p text:style-name="P21"><text:span text:style-name="T22"><text:s/></text:span><text:span text:style-name="T22"><text:tab/></text:span><text:span text:style-name="T22">osw.store(e);</text:span></text:p>
              </text:list-item>
            </text:list>
            <text:list text:style-name="L7">
              <text:list-item>
                <text:p text:style-name="P21"><text:span text:style-name="T22"><text:s/></text:span><text:span text:style-name="T22"><text:tab/></text:span><text:span text:style-name="T22">System.out.println(“In transaction: “ + osw.isInTransaction());</text:span></text:p>
              </text:list-item>
            </text:list>
            <text:list text:style-name="L7">
              <text:list-item>
                <text:p text:style-name="P21"><text:span text:style-name="T22"><text:s/></text:span><text:span text:style-name="T22"><text:tab/></text:span><text:span text:style-name="T22">osw.commitTransaction();</text:span></text:p>
              </text:list-item>
            </text:list>
            <text:list text:style-name="L7">
              <text:list-item>
                <text:p text:style-name="P21"><text:span text:style-name="T22">} finally {</text:span></text:p>
              </text:list-item>
            </text:list>
            <text:list text:style-name="L7">
              <text:list-item>
                <text:p text:style-name="P21"><text:span text:style-name="T22"><text:s/></text:span><text:span text:style-name="T22"><text:tab/></text:span><text:span text:style-name="T22">osw.abortTransaction();</text:span></text:p>
              </text:list-item>
            </text:list>
            <text:list text:style-name="L7">
              <text:list-item>
                <text:p text:style-name="P21"><text:span text:style-name="T22">}</text:span></text:p>
              </text:list-item>
            </text:list>
            <text:list text:style-name="L2">
              <text:list-item>
                <text:p text:style-name="P5">There is also an asynchronous commit method:</text:p>
              </text:list-item>
            </text:list>
            <text:list text:style-name="L7">
              <text:list-item>
                <text:p text:style-name="P21"><text:span text:style-name="T22">osw.batchCommitTransaction();</text:span></text:p>
              </text:list-item>
            </text:list>
            <text:list text:style-name="L2">
              <text:list-item>
                <text:list>
                  <text:list-item>
                    <text:p text:style-name="P6">Forces a transaction commit and re-begin, but does not wait for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layer="layout" svg:width="25.041cm" svg:height="14.626cm" svg:x="2.058cm" svg:y="4.442cm" presentation:class="outline" presentation:user-transformed="true">
          <draw:text-box>
            <text:list text:style-name="L2">
              <text:list-item>
                <text:p text:style-name="P5">Performance-wise, transactions are good.</text:p>
              </text:list-item>
            </text:list>
            <text:list text:style-name="L2">
              <text:list-item>
                <text:list>
                  <text:list-item>
                    <text:p text:style-name="P6">Each write performed outside a transaction, and each transaction commit needs to wait for a round-trip to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rite lots of objects in one transaction, the software will group the writes together and send them to the database later, in the backgroun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 Postgres, we send the changes using a binary representation, to minimise conversion overh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layer="layout" svg:width="24.667cm" svg:height="14.626cm" svg:x="2.058cm" svg:y="4.442cm" presentation:class="outline" presentation:user-transformed="true">
          <draw:text-box>
            <text:list text:style-name="L2">
              <text:list-item>
                <text:p text:style-name="P5">The ObjectStoreWriter uses a single connection to the database, in order to provide transaction support.</text:p>
              </text:list-item>
            </text:list>
            <text:list text:style-name="L2">
              <text:list-item>
                <text:list>
                  <text:list-item>
                    <text:p text:style-name="P6">The ObjectStore uses a pool of connections, for parallel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StoreWriter is attached to an ObjectStore – accessed by getObjectStore().</text:p>
                  </text:list-item>
                </text:list>
              </text:list-item>
            </text:list>
            <text:list text:style-name="L2">
              <text:list-item>
                <text:p text:style-name="P5">To fetch an object from the database:</text:p>
              </text:list-item>
            </text:list>
            <text:list text:style-name="L2">
              <text:list-item>
                <text:p text:style-name="P22"><text:span text:style-name="T9">Employee e = os.getObjectById(872341, Employee.class);</text:span></text:p>
              </text:list-item>
            </text:list>
            <text:list text:style-name="L2">
              <text:list-item>
                <text:list>
                  <text:list-item>
                    <text:p text:style-name="P6">Results are cac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Storage</text:p>
          </draw:text-box>
        </draw:frame>
        <draw:frame presentation:style-name="pr4" draw:layer="layout" svg:width="24.465cm" svg:height="14.681cm" svg:x="2.058cm" svg:y="4.442cm" presentation:class="outline" presentation:user-transformed="true">
          <draw:text-box>
            <text:list text:style-name="L2">
              <text:list-item>
                <text:p text:style-name="P5">InterMine is very flexible in storing data.</text:p>
              </text:list-item>
            </text:list>
            <text:list text:style-name="L2">
              <text:list-item>
                <text:list>
                  <text:list-item>
                    <text:p text:style-name="P6">All stored objects* inherit InterMineObject, which has the ID fie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store any subclass of InterMineObject, whether it is in the model or n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odel dictates what you can search for, not what you can store.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3">osw.store(new Employee() {</text:span></text:p>
              </text:list-item>
            </text:list>
            <text:list text:style-name="L2">
              <text:list-item>
                <text:p text:style-name="P23"><text:span text:style-name="T23"><text:s/></text:span><text:span text:style-name="T23"><text:tab/></text:span><text:span text:style-name="T23"><text:tab/></text:span><text:span text:style-name="T23">private int extraField;</text:span></text:p>
              </text:list-item>
            </text:list>
            <text:list text:style-name="L2">
              <text:list-item>
                <text:p text:style-name="P23"><text:span text:style-name="T23"><text:s/></text:span><text:span text:style-name="T23"><text:tab/></text:span><text:span text:style-name="T23"><text:tab/></text:span><text:span text:style-name="T23">public void setExtraField(int extraField) {</text:span></text:p>
              </text:list-item>
            </text:list>
            <text:list text:style-name="L2">
              <text:list-item>
                <text:p text:style-name="P23"><text:span text:style-name="T23"><text:s/></text:span><text:span text:style-name="T23"><text:tab/></text:span><text:span text:style-name="T23"><text:tab/></text:span><text:span text:style-name="T23"><text:tab/></text:span><text:span text:style-name="T23">this.extraField = extraField; };</text:span></text:p>
              </text:list-item>
            </text:list>
            <text:list text:style-name="L2">
              <text:list-item>
                <text:p text:style-name="P23"><text:span text:style-name="T23"><text:s/></text:span><text:span text:style-name="T23"><text:tab/></text:span><text:span text:style-name="T23"><text:tab/></text:span><text:span text:style-name="T23">public int getExtraField() { return extraField; };</text:span></text:p>
              </text:list-item>
            </text:list>
            <text:list text:style-name="L2">
              <text:list-item>
                <text:p text:style-name="P23"><text:span text:style-name="T23"><text:s/></text:span><text:span text:style-name="T23"><text:tab/></text:span><text:span text:style-name="T23">});</text:span></text:p>
              </text:list-item>
            </text:list>
          </draw:text-box>
        </draw:frame>
        <draw:frame draw:style-name="gr13" draw:text-style-name="P25" draw:layer="layout" svg:width="8.672cm" svg:height="0.86cm" svg:x="6.452cm" svg:y="19.238cm">
          <draw:text-box>
            <text:p text:style-name="P24"><text:span text:style-name="T24">* Except simple objects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So far we have just accessed objects by ID. InterMine contains a powerful query interface.</text:p>
              </text:list-item>
            </text:list>
            <text:list text:style-name="L2">
              <text:list-item>
                <text:list>
                  <text:list-item>
                    <text:p text:style-name="P6">Similar to SQL, but object-orien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select fields: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8">SELECT e.nam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select whole objects: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8">SELECT 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add constraints: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8">SELECT e FROM Employee AS e WHERE e.name = 'Fred'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Queries can be written as text (IQL) or programmatically created in Java.</text:p>
              </text:list-item>
            </text:list>
            <text:list text:style-name="L3">
              <text:list-item>
                <text:p text:style-name="P13"><text:span text:style-name="T18">SELECT e.name FROM Employee AS e WHERE e.age &gt; 25</text:span></text:p>
              </text:list-item>
            </text:list>
            <text:list text:style-name="L2">
              <text:list-item>
                <text:list>
                  <text:list-item>
                    <text:p text:style-name="P6">is the same as: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8">Query q = new Query();</text:span></text:p>
              </text:list-item>
            </text:list>
            <text:list text:style-name="L3">
              <text:list-item>
                <text:p text:style-name="P13"><text:span text:style-name="T18">QueryClass qc = new QueryClass(Employee.class);</text:span></text:p>
              </text:list-item>
            </text:list>
            <text:list text:style-name="L3">
              <text:list-item>
                <text:p text:style-name="P13"><text:span text:style-name="T18">q.addFrom(qc);</text:span></text:p>
              </text:list-item>
            </text:list>
            <text:list text:style-name="L3">
              <text:list-item>
                <text:p text:style-name="P13"><text:span text:style-name="T18">q.addToSelect(new QueryField(qc, “name”));</text:span></text:p>
              </text:list-item>
            </text:list>
            <text:list text:style-name="L3">
              <text:list-item>
                <text:p text:style-name="P13"><text:span text:style-name="T18">q.setConstraint(new SimpleConstraint(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new QueryField(qc, “age”),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ConstraintOp.GREATER_THAN, 25));</text:span></text:p>
              </text:list-item>
            </text:list>
            <text:list text:style-name="L3">
              <text:list-item>
                <text:p text:style-name="P13"><text:span text:style-name="T18">q.setDistinct(false);</text:span></text:p>
              </text:list-item>
            </text:list>
            <text:list text:style-name="L2">
              <text:list-item>
                <text:list>
                  <text:list-item>
                    <text:p text:style-name="P6">For conciseness I will use the text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3.911cm" svg:height="14.999cm" svg:x="2.058cm" svg:y="4.442cm" presentation:class="outline" presentation:user-transformed="true">
          <draw:text-box>
            <text:list text:style-name="L2">
              <text:list-item>
                <text:p text:style-name="P5">The FROM list can contain multiple classes – even multiple copies of the same class.</text:p>
              </text:list-item>
            </text:list>
            <text:list text:style-name="L2">
              <text:list-item>
                <text:list>
                  <text:list-item>
                    <text:p text:style-name="P6">The tables are joined together, just like SQL. The results are then restricted by the WHERE clau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SQL-like “JOIN” keyword – the classes are just listed separated by comm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class can be aliased using the “AS” keyword, just like SQ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3.911cm" svg:height="15.099cm" svg:x="2.058cm" svg:y="4.442cm" presentation:class="outline" presentation:user-transformed="true">
          <draw:text-box>
            <text:list text:style-name="L2">
              <text:list-item>
                <text:p text:style-name="P5">There are several types of constraint.</text:p>
              </text:list-item>
            </text:list>
            <text:list text:style-name="L2">
              <text:list-item>
                <text:list>
                  <text:list-item>
                    <text:p text:style-name="P6">SimpleConstraint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18">WHERE e.age &gt; 2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ainsConstraint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18">WHERE e.department CONTAINS 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question mark can represent a parameter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18">WHERE e = ? </text:span><text:span text:style-name="T18"><text:tab/></text:span><text:span text:style-name="T18"><text:tab/></text:span><text:span text:style-name="T18"><text:tab/></text:span><text:span text:style-name="T25">(an InterMineObject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18">WHERE e IN ? </text:span><text:span text:style-name="T18"><text:tab/></text:span><text:span text:style-name="T18"><text:tab/></text:span><text:span text:style-name="T25">(a collection of object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18">WHERE e.name IN ? </text:span><text:span text:style-name="T18"><text:tab/></text:span><text:span text:style-name="T25">(a collection of Strin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straints can be combined with AND, OR, NOT, and brackets (ConstraintSet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SELECT list is a list of the columns you want in your results.</text:p>
              </text:list-item>
            </text:list>
            <text:list text:style-name="L2">
              <text:list-item>
                <text:list>
                  <text:list-item>
                    <text:p text:style-name="P6">May have more than one column,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put fields, whole objects, mathematical expressions, and aggregate functions (COUNT, MIN, MAX, <text:span text:style-name="T26">etc.</text:span>) on the SELECT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use aggregate functions, you can set the GROUP BY list too, just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HAVING though – that is merged with the WHERE cla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The ORDER BY clause behaves exactly like SQL.</text:p>
              </text:list-item>
            </text:list>
            <text:list text:style-name="L2">
              <text:list-item>
                <text:list>
                  <text:list-item>
                    <text:p text:style-name="P6">Putting a class on the ORDER BY clause is like putting its ID on the ORDER BY.</text:p>
                  </text:list-item>
                </text:list>
              </text:list-item>
            </text:list>
            <text:list text:style-name="L2">
              <text:list-item>
                <text:p text:style-name="P5">The DISTINCT keyword also behaves exactly like SQL.</text:p>
              </text:list-item>
            </text:list>
            <text:list text:style-name="L2">
              <text:list-item>
                <text:p text:style-name="P5">Subqueries can be put on the FROM list, and all the columns are available in the main quer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4.148cm" svg:height="14.966cm" svg:x="2.058cm" svg:y="4.442cm" presentation:class="outline" presentation:user-transformed="true">
          <draw:text-box>
            <text:list text:style-name="L2">
              <text:list-item>
                <text:p text:style-name="P5">Path expressions are extra columns that are added to the SELECT list, but do not change the number of rows in the results.</text:p>
              </text:list-item>
            </text:list>
            <text:list text:style-name="L3">
              <text:list-item>
                <text:p text:style-name="P13"><text:span text:style-name="T18">SELECT d, d.employees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results with two columns, of types Department and Collection of Employ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ain query only involves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d.employees</text:span> is a path expression – extra data added to the results afterwards, so it cannot be accessed elsewhere in the que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However, a path expression has query elements in its own right:</text:p>
              </text:list-item>
            </text:list>
            <text:list text:style-name="L9">
              <text:list-item>
                <text:p text:style-name="P13"><text:span text:style-name="T28">SELECT d, d.employees(WHERE default.age &gt; 25)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a table of Department against a Collection of Employees older than 25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s all Departments even if there are no Employe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bit like an SQL “outer jo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layer="layout" svg:width="23.911cm" svg:height="14.98cm" svg:x="2.058cm" svg:y="4.442cm" presentation:class="outline" presentation:user-transformed="true">
          <draw:text-box>
            <text:list text:style-name="L2">
              <text:list-item>
                <text:p text:style-name="P5">The ObjectStore provides two main methods for executing queries:</text:p>
              </text:list-item>
            </text:list>
            <text:list text:style-name="L2">
              <text:list-item>
                <text:list>
                  <text:list-item>
                    <text:p text:style-name="P6">ObjectStore.execute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turns a List of rows, each of which is a List of column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.executeSingleton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turns a List of elements, each of which is the value of the only column of the Quer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List is a Results object – lazily-loaded from the database as it is acces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Uses a separate thread to prefetch da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Results object provides a few extra methods beyond just a lazy List:</text:p>
              </text:list-item>
            </text:list>
            <text:list text:style-name="L2">
              <text:list-item>
                <text:list>
                  <text:list-item>
                    <text:p text:style-name="P6">Results.getInfo() returns an object containing estimates for how many rows there are, and how long the database will take to produce them 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Optimise() switches off the use of the QueryOptimi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Prefetch() switches off the background prefetch thre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BatchSize() sets the fe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Because the results are lazily fetched, the data may change half-way through.</text:p>
              </text:list-item>
            </text:list>
            <text:list text:style-name="L2">
              <text:list-item>
                <text:list>
                  <text:list-item>
                    <text:p text:style-name="P6">The Results object throws ConcurrentModificationExce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ant to modify or delete objects as you read them, then execute your query on the ObjectStore, and write the changes to an ObjectStoreWriter in a single transac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The changes are only visible to the ObjectStore once you commit the transa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5">A helpful program is provided – IqlShell.</text:p>
              </text:list-item>
            </text:list>
            <text:list text:style-name="L2">
              <text:list-item>
                <text:list>
                  <text:list-item>
                    <text:p text:style-name="P6">Provides an interactive console connected to a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type in queries and have them executed, optimised, or explain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also manipulate the Query Optimiser from the progr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is found in intermine/scripts/iql_she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Java-Read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 Optimiser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 generic SQL query optimiser.</text:p>
              </text:list-item>
            </text:list>
            <text:list text:style-name="L2">
              <text:list-item>
                <text:list>
                  <text:list-item>
                    <text:p text:style-name="P6">Precomputes the results of some common queries, and places the results into a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ble can then be substituted into other queries to speed them u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a suitable set of precomputed queries to make a differe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improve performance significantly for very complex que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n integration project containing code for loading data into the database.</text:p>
              </text:list-item>
            </text:list>
            <text:list text:style-name="L2">
              <text:list-item>
                <text:list>
                  <text:list-item>
                    <text:p text:style-name="P6">Will import data in several common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itional converters can be plugged 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merge data from multiple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dentifies duplicated object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constructs object graph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solves field value conflic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Integration is controlled by project.xml.</text:p>
              </text:list-item>
            </text:list>
            <text:list text:style-name="L10">
              <text:list-item>
                <text:p text:style-name="P27"><text:span text:style-name="T19">&lt;project type="tutorial"&gt;</text:span></text:p>
              </text:list-item>
            </text:list>
            <text:list text:style-name="L10">
              <text:list-item>
                <text:p text:style-name="P27"><text:span text:style-name="T19"><text:s text:c="2"/></text:span><text:span text:style-name="T19">&lt;property name="target.model" value="tutorialmodel"/&gt;</text:span></text:p>
              </text:list-item>
            </text:list>
            <text:list text:style-name="L10">
              <text:list-item>
                <text:p text:style-name="P27"><text:span text:style-name="T19"><text:s text:c="2"/></text:span><text:span text:style-name="T19">&lt;property name="common.os.prefix" value="common"/&gt;</text:span></text:p>
              </text:list-item>
            </text:list>
            <text:list text:style-name="L10">
              <text:list-item>
                <text:p text:style-name="P27"><text:span text:style-name="T19"><text:s text:c="2"/></text:span><text:span text:style-name="T19">&lt;property name="intermine.properties.file" value="csstutorial.properties"/&gt;</text:span></text:p>
              </text:list-item>
            </text:list>
            <text:list text:style-name="L10">
              <text:list-item>
                <text:p text:style-name="P27"><text:span text:style-name="T19"><text:s text:c="2"/></text:span><text:span text:style-name="T19">&lt;property name="default.intermine.properties.file"</text:span><text:span text:style-name="T19"><text:line-break/></text:span><text:span text:style-name="T19">location="../default.intermine.integrate.properties"/&gt;</text:span></text:p>
              </text:list-item>
            </text:list>
            <text:list text:style-name="L10">
              <text:list-item>
                <text:p text:style-name="P27"><text:span text:style-name="T19"><text:s text:c="2"/></text:span><text:span text:style-name="T19">&lt;sources&gt;</text:span></text:p>
              </text:list-item>
            </text:list>
            <text:list text:style-name="L10">
              <text:list-item>
                <text:p text:style-name="P27"><text:span text:style-name="T19"><text:s text:c="4"/></text:span><text:span text:style-name="T19">&lt;source name="source1" type="intermine-items-xml-file"&gt;</text:span></text:p>
              </text:list-item>
            </text:list>
            <text:list text:style-name="L10">
              <text:list-item>
                <text:p text:style-name="P27"><text:span text:style-name="T19"><text:s text:c="6"/></text:span><text:span text:style-name="T19">&lt;property name="src.data.file" location="data/source1.xml"/&gt;</text:span></text:p>
              </text:list-item>
            </text:list>
            <text:list text:style-name="L10">
              <text:list-item>
                <text:p text:style-name="P27"><text:span text:style-name="T19"><text:s text:c="4"/></text:span><text:span text:style-name="T19">&lt;/source&gt;</text:span></text:p>
              </text:list-item>
            </text:list>
            <text:list text:style-name="L10">
              <text:list-item>
                <text:p text:style-name="P27"><text:span text:style-name="T19"><text:s text:c="2"/></text:span><text:span text:style-name="T19">&lt;/sources&gt;</text:span></text:p>
              </text:list-item>
            </text:list>
            <text:list text:style-name="L10">
              <text:list-item>
                <text:p text:style-name="P27"><text:span text:style-name="T1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Here we are specifying a source importing a file in InterMine data XML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4.127cm" svg:height="14.626cm" svg:x="2.058cm" svg:y="4.442cm" presentation:class="outline" presentation:user-transformed="true">
          <draw:text-box>
            <text:list text:style-name="L2">
              <text:list-item>
                <text:p text:style-name="P5">Then, create an “integrate” sub-project with a build.xml file:</text:p>
              </text:list-item>
            </text:list>
            <text:list text:style-name="L3">
              <text:list-item>
                <text:p text:style-name="P13"><text:span text:style-name="T9">&lt;project name="tutorial-int" default="default" basedir="."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description&gt;perform integration&lt;/description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mport file="</text:span><text:span text:style-name="T10">...</text:span><text:span text:style-name="T9">/imbuild/integrate.xml"/&gt;</text:span></text:p>
              </text:list-item>
            </text:list>
            <text:list text:style-name="L3">
              <text:list-item>
                <text:p text:style-name="P13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1">
              <text:list-item>
                <text:p text:style-name="P28"><text:span text:style-name="T9">compile.dependencies = intermine/integrate/main,\</text:span></text:p>
              </text:list-item>
            </text:list>
            <text:list text:style-name="L11">
              <text:list-item>
                <text:p text:style-name="P28"><text:span text:style-name="T9"><text:s text:c="16"/></text:span><text:span text:style-name="T10">...</text:span><text:span text:style-name="T9">/tutorial/dbmodel</text:span></text:p>
              </text:list-item>
            </text:list>
            <text:list text:style-name="L11">
              <text:list-item>
                <text:p text:style-name="P28"><text:span text:style-name="T9">intermine.properties.file = csstutorial.properties</text:span></text:p>
              </text:list-item>
            </text:list>
            <text:list text:style-name="L11">
              <text:list-item>
                <text:p text:style-name="P28"><text:span text:style-name="T9">default.intermine.properties.file = ../default.intermine.integrate.properties</text:span></text:p>
              </text:list-item>
            </text:list>
            <text:list text:style-name="L11">
              <text:list-item>
                <text:p text:style-name="P28"><text:span text:style-name="T9">extra.project.dependencies = </text:span><text:span text:style-name="T10">...</text:span><text:span text:style-name="T9">/tutorial/dbmodel</text:span></text:p>
              </text:list-item>
            </text:list>
            <text:list text:style-name="L11">
              <text:list-item>
                <text:p text:style-name="P2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Need some more properties in ~/csstutorial.properties:</text:p>
              </text:list-item>
            </text:list>
            <text:list text:style-name="L2">
              <text:list-item>
                <text:p text:style-name="P29"><text:span text:style-name="T29">integration.production.class=org.intermine.dataloader.IntegrationWriterDataTrackingImpl</text:span></text:p>
              </text:list-item>
            </text:list>
            <text:list text:style-name="L2">
              <text:list-item>
                <text:p text:style-name="P29"><text:span text:style-name="T29">integration.production.osw=osw.tutorial</text:span></text:p>
              </text:list-item>
            </text:list>
            <text:list text:style-name="L2">
              <text:list-item>
                <text:p text:style-name="P29"><text:span text:style-name="T29">integration.production.datatrackerMaxSize=100000</text:span></text:p>
              </text:list-item>
            </text:list>
            <text:list text:style-name="L2">
              <text:list-item>
                <text:p text:style-name="P29"><text:span text:style-name="T29">integration.production.datatrackerCommitSize=50000</text:span></text:p>
              </text:list-item>
            </text:list>
            <text:list text:style-name="L2">
              <text:list-item>
                <text:p text:style-name="P29"><text:span text:style-name="T30">db.common-tgt-items.datasource.class=org.postgresql.jdbc3.Jdbc3PoolingDataSource</text:span></text:p>
              </text:list-item>
            </text:list>
            <text:list text:style-name="L2">
              <text:list-item>
                <text:p text:style-name="P29"><text:span text:style-name="T30">db.common-tgt-items.datasource.dataSourceName=db.common-tgt-items</text:span></text:p>
              </text:list-item>
            </text:list>
            <text:list text:style-name="L2">
              <text:list-item>
                <text:p text:style-name="P29"><text:span text:style-name="T30">db.common-tgt-items.datasource.maxConnections=10</text:span></text:p>
              </text:list-item>
            </text:list>
            <text:list text:style-name="L2">
              <text:list-item>
                <text:p text:style-name="P29"><text:span text:style-name="T30">db.common-tgt-items.driver=org.postgresql.Driver</text:span></text:p>
              </text:list-item>
            </text:list>
            <text:list text:style-name="L2">
              <text:list-item>
                <text:p text:style-name="P29"><text:span text:style-name="T30">db.common-tgt-items.platform=PostgreSQL</text:span></text:p>
              </text:list-item>
            </text:list>
            <text:list text:style-name="L2">
              <text:list-item>
                <text:p text:style-name="P29"><text:span text:style-name="T30">db.common-tgt-items.datasource.serverName=</text:span><text:span text:style-name="T31">server.flymine.org</text:span></text:p>
              </text:list-item>
            </text:list>
            <text:list text:style-name="L2">
              <text:list-item>
                <text:p text:style-name="P29"><text:span text:style-name="T30">db.common-tgt-items.datasource.databaseName=common-tgt-items</text:span></text:p>
              </text:list-item>
            </text:list>
            <text:list text:style-name="L2">
              <text:list-item>
                <text:p text:style-name="P29"><text:span text:style-name="T30">db.common-tgt-items.datasource.user=</text:span><text:span text:style-name="T31">fred</text:span></text:p>
              </text:list-item>
            </text:list>
            <text:list text:style-name="L2">
              <text:list-item>
                <text:p text:style-name="P29"><text:span text:style-name="T30">db.common-tgt-items.datasource.password=</text:span><text:span text:style-name="T31">whatever</text:span></text:p>
              </text:list-item>
            </text:list>
            <text:list text:style-name="L2">
              <text:list-item>
                <text:p text:style-name="P29"><text:span text:style-name="T30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29"><text:span text:style-name="T30">os.common-tgt-items-std.db=db.common-tgt-items</text:span></text:p>
              </text:list-item>
            </text:list>
            <text:list text:style-name="L2">
              <text:list-item>
                <text:p text:style-name="P29"><text:span text:style-name="T30">os.common-tgt-items-std.missingTables=InterMineObject</text:span></text:p>
              </text:list-item>
            </text:list>
            <text:list text:style-name="L2">
              <text:list-item>
                <text:p text:style-name="P29"><text:span text:style-name="T30">os.common-tgt-items-std.model=fulldata</text:span></text:p>
              </text:list-item>
            </text:list>
            <text:list text:style-name="L2">
              <text:list-item>
                <text:p text:style-name="P29"><text:span text:style-name="T30">os.common-tgt-items-std.minBagTableSize=10000</text:span></text:p>
              </text:list-item>
            </text:list>
            <text:list text:style-name="L2">
              <text:list-item>
                <text:p text:style-name="P29"><text:span text:style-name="T30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29"><text:span text:style-name="T30">osw.common-tgt-items.os=os.common-tgt-items-std</text:span></text:p>
              </text:list-item>
            </text:list>
            <text:list text:style-name="L2">
              <text:list-item>
                <text:p text:style-name="P29"><text:span text:style-name="T29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29"><text:span text:style-name="T29">os.common-tgt-items.os=os.common-tgt-items-std</text:span></text:p>
              </text:list-item>
            </text:list>
            <text:list text:style-name="L2">
              <text:list-item>
                <text:p text:style-name="P29"><text:span text:style-name="T29">os.common-tgt-items.model=fulldata</text:span></text:p>
              </text:list-item>
            </text:list>
            <text:list text:style-name="L2">
              <text:list-item>
                <text:p text:style-name="P29"><text:span text:style-name="T30">os.common-translated-std.class=org.intermine.objectstore.translating.ObjectStoreTranslatingImpl</text:span></text:p>
              </text:list-item>
            </text:list>
            <text:list text:style-name="L2">
              <text:list-item>
                <text:p text:style-name="P29"><text:span text:style-name="T30">os.common-translated-std.model=tutorialmodel</text:span></text:p>
              </text:list-item>
            </text:list>
            <text:list text:style-name="L2">
              <text:list-item>
                <text:p text:style-name="P29"><text:span text:style-name="T30">os.common-translated-std.os=os.common-tgt-items</text:span></text:p>
              </text:list-item>
            </text:list>
            <text:list text:style-name="L2">
              <text:list-item>
                <text:p text:style-name="P29"><text:span text:style-name="T30">os.common-translated-std.translatorClass=org.intermine.dataconversion.ItemToObjectTranslator</text:span></text:p>
              </text:list-item>
            </text:list>
            <text:list text:style-name="L2">
              <text:list-item>
                <text:p text:style-name="P29"><text:span text:style-name="T30">os.common-translated.class=org.intermine.objectstore.fastcollections.ObjectStoreFastCollectionsForTranslatorImpl</text:span></text:p>
              </text:list-item>
            </text:list>
            <text:list text:style-name="L2">
              <text:list-item>
                <text:p text:style-name="P29"><text:span text:style-name="T30">os.common-translated.model=tutorialmodel</text:span></text:p>
              </text:list-item>
            </text:list>
            <text:list text:style-name="L2">
              <text:list-item>
                <text:p text:style-name="P29"><text:span text:style-name="T30">os.common-translated.os=os.common-translated-st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 presentation:placeholder="true">
          <draw:text-box/>
        </draw:frame>
        <draw:frame presentation:style-name="pr4" draw:text-style-name="P31" draw:layer="layout" svg:width="23.911cm" svg:height="14.626cm" svg:x="2.058cm" svg:y="4.442cm" presentation:class="outline">
          <draw:text-box>
            <text:list text:style-name="L2">
              <text:list-item>
                <text:p text:style-name="P30"><text:span text:style-name="T32">integration.production.class=</text:span><text:span text:style-name="T32"><text:line-break/></text:span><text:span text:style-name="T32">org.intermine.dataloader.IntegrationWriterDataTrackingImpl</text:span></text:p>
              </text:list-item>
            </text:list>
            <text:list text:style-name="L2">
              <text:list-item>
                <text:p text:style-name="P30"><text:span text:style-name="T32">integration.production.osw=osw.tutorial</text:span></text:p>
              </text:list-item>
            </text:list>
            <text:list text:style-name="L2">
              <text:list-item>
                <text:p text:style-name="P30"><text:span text:style-name="T32">integration.production.datatrackerMaxSize=100000</text:span></text:p>
              </text:list-item>
            </text:list>
            <text:list text:style-name="L2">
              <text:list-item>
                <text:p text:style-name="P30"><text:span text:style-name="T32">integration.production.datatrackerCommitSize=50000</text:span></text:p>
              </text:list-item>
            </text:list>
            <text:list text:style-name="L2">
              <text:list-item>
                <text:p text:style-name="P5">Creates an “Integration Writer”.</text:p>
              </text:list-item>
            </text:list>
            <text:list text:style-name="L2">
              <text:list-item>
                <text:list>
                  <text:list-item>
                    <text:p text:style-name="P6">Provides more complex store methods<text:line-break/>than the ObjectStoreWriter, which<text:line-break/>merges object graphs proper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data tracker to track which<text:line-break/>data source data came from, so<text:line-break/>conflicts can be resolved.</text:p>
                  </text:list-item>
                </text:list>
              </text:list-item>
            </text:list>
          </draw:text-box>
        </draw:frame>
        <draw:custom-shape draw:style-name="gr14" draw:text-style-name="P32" draw:id="id20" draw:layer="layout" svg:width="2.593cm" svg:height="2.669cm" svg:x="24.814cm" svg:y="17.606cm">
          <text:p text:style-name="P8"><text:span text:style-name="T33">db</text:span></text:p>
          <text:p text:style-name="P8"><text:span text:style-name="T33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2" draw:id="id19" draw:layer="layout" svg:width="2.768cm" svg:height="2.419cm" svg:x="24.739cm" svg:y="14.364cm">
          <text:p text:style-name="P8"><text:span text:style-name="T33">os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3cm" svg:y1="16.783cm" svg:x2="26.11cm" svg:y2="17.606cm" draw:start-shape="id19" draw:start-glue-point="2" draw:end-shape="id20" draw:end-glue-point="5" svg:d="m26123 16783-13 823">
          <text:p text:style-name="P1"/>
        </draw:connector>
        <draw:custom-shape draw:style-name="gr14" draw:text-style-name="P32" draw:id="id21" draw:layer="layout" svg:width="2.768cm" svg:height="2.419cm" svg:x="24.739cm" svg:y="11.065cm">
          <text:p text:style-name="P8"><text:span text:style-name="T33">osw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3cm" svg:y1="13.484cm" svg:x2="26.123cm" svg:y2="14.364cm" draw:start-shape="id21" draw:start-glue-point="2" draw:end-shape="id19" draw:end-glue-point="0" svg:d="m26123 13484v880">
          <text:p text:style-name="P1"/>
        </draw:connector>
        <draw:custom-shape draw:style-name="gr14" draw:text-style-name="P32" draw:id="id22" draw:layer="layout" svg:width="3.491cm" svg:height="2.419cm" svg:x="24.365cm" svg:y="7.766cm">
          <text:p text:style-name="P8"><text:span text:style-name="T33">integration</text:span></text:p>
          <text:p text:style-name="P8"><text:span text:style-name="T33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cm" svg:y1="10.185cm" svg:x2="26.123cm" svg:y2="11.065cm" draw:start-shape="id22" draw:start-glue-point="2" draw:end-shape="id21" draw:end-glue-point="0" svg:d="m26110 10185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33"><text:span text:style-name="T34">db.common-tgt-items.datasource.class=org.postgresql.jdbc3.Jdbc3PoolingDataSource</text:span></text:p>
              </text:list-item>
            </text:list>
            <text:list text:style-name="L2">
              <text:list-item>
                <text:p text:style-name="P33"><text:span text:style-name="T34">db.common-tgt-items.datasource.dataSourceName=db.common-tgt-items</text:span></text:p>
              </text:list-item>
            </text:list>
            <text:list text:style-name="L2">
              <text:list-item>
                <text:p text:style-name="P33"><text:span text:style-name="T34">db.common-tgt-items.datasource.maxConnections=10</text:span></text:p>
              </text:list-item>
            </text:list>
            <text:list text:style-name="L2">
              <text:list-item>
                <text:p text:style-name="P33"><text:span text:style-name="T34">db.common-tgt-items.driver=org.postgresql.Driver</text:span></text:p>
              </text:list-item>
            </text:list>
            <text:list text:style-name="L2">
              <text:list-item>
                <text:p text:style-name="P33"><text:span text:style-name="T34">db.common-tgt-items.platform=PostgreSQL</text:span></text:p>
              </text:list-item>
            </text:list>
            <text:list text:style-name="L2">
              <text:list-item>
                <text:p text:style-name="P33"><text:span text:style-name="T34">db.common-tgt-items.datasource.serverName=</text:span><text:span text:style-name="T35">server.flymine.org</text:span></text:p>
              </text:list-item>
            </text:list>
            <text:list text:style-name="L2">
              <text:list-item>
                <text:p text:style-name="P33"><text:span text:style-name="T34">db.common-tgt-items.datasource.databaseName=common-tgt-items</text:span></text:p>
              </text:list-item>
            </text:list>
            <text:list text:style-name="L2">
              <text:list-item>
                <text:p text:style-name="P33"><text:span text:style-name="T34">db.common-tgt-items.datasource.user=</text:span><text:span text:style-name="T35">fred</text:span></text:p>
              </text:list-item>
            </text:list>
            <text:list text:style-name="L2">
              <text:list-item>
                <text:p text:style-name="P33"><text:span text:style-name="T34">db.common-tgt-items.datasource.password=</text:span><text:span text:style-name="T35">whatever</text:span></text:p>
              </text:list-item>
            </text:list>
            <text:list text:style-name="L2">
              <text:list-item>
                <text:p text:style-name="P5">Defines an intermediate database.</text:p>
              </text:list-item>
            </text:list>
            <text:list text:style-name="L2">
              <text:list-item>
                <text:list>
                  <text:list-item>
                    <text:p text:style-name="P6">InterMine uses an intermediate<text:line-break/>database to store converted data<text:line-break/>while import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ows searches to be performed in<text:line-break/>order to reconstruct object<text:line-break/>graphs from flat data sources.</text:p>
                  </text:list-item>
                </text:list>
              </text:list-item>
            </text:list>
          </draw:text-box>
        </draw:frame>
        <draw:custom-shape draw:style-name="gr14" draw:text-style-name="P32" draw:layer="layout" svg:width="3.068cm" svg:height="3.443cm" svg:x="20.565cm" svg:y="16.833cm">
          <text:p text:style-name="P8"><text:span text:style-name="T33">db</text:span></text:p>
          <text:p text:style-name="P8"><text:span text:style-name="T33">.common</text:span></text:p>
          <text:p text:style-name="P8"><text:span text:style-name="T33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2" draw:id="id24" draw:layer="layout" svg:width="2.593cm" svg:height="2.669cm" svg:x="24.815cm" svg:y="17.607cm">
          <text:p text:style-name="P8"><text:span text:style-name="T33">db</text:span></text:p>
          <text:p text:style-name="P8"><text:span text:style-name="T33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2" draw:id="id23" draw:layer="layout" svg:width="2.768cm" svg:height="2.419cm" svg:x="24.74cm" svg:y="14.365cm">
          <text:p text:style-name="P8"><text:span text:style-name="T33">os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4cm" svg:y1="16.784cm" svg:x2="26.111cm" svg:y2="17.607cm" draw:start-shape="id23" draw:start-glue-point="2" draw:end-shape="id24" draw:end-glue-point="5" svg:d="m26124 16784-13 823">
          <text:p text:style-name="P1"/>
        </draw:connector>
        <draw:custom-shape draw:style-name="gr14" draw:text-style-name="P32" draw:id="id25" draw:layer="layout" svg:width="2.768cm" svg:height="2.419cm" svg:x="24.74cm" svg:y="11.066cm">
          <text:p text:style-name="P8"><text:span text:style-name="T33">osw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4cm" svg:y1="13.485cm" svg:x2="26.124cm" svg:y2="14.365cm" draw:start-shape="id25" draw:start-glue-point="2" draw:end-shape="id23" draw:end-glue-point="0" svg:d="m26124 13485v880">
          <text:p text:style-name="P1"/>
        </draw:connector>
        <draw:custom-shape draw:style-name="gr14" draw:text-style-name="P32" draw:id="id26" draw:layer="layout" svg:width="3.491cm" svg:height="2.419cm" svg:x="24.366cm" svg:y="7.767cm">
          <text:p text:style-name="P8"><text:span text:style-name="T33">integration</text:span></text:p>
          <text:p text:style-name="P8"><text:span text:style-name="T33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1cm" svg:y1="10.186cm" svg:x2="26.124cm" svg:y2="11.066cm" draw:start-shape="id26" draw:start-glue-point="2" draw:end-shape="id25" draw:end-glue-point="0" svg:d="m26111 10186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6" draw:layer="layout" svg:width="23.911cm" svg:height="14.626cm" svg:x="2.058cm" svg:y="4.442cm" presentation:class="outline">
          <draw:text-box>
            <text:list text:style-name="L2">
              <text:list-item>
                <text:p text:style-name="P35"><text:span text:style-name="T36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35"><text:span text:style-name="T36">os.common-tgt-items-std.db=db.common-tgt-items</text:span></text:p>
              </text:list-item>
            </text:list>
            <text:list text:style-name="L2">
              <text:list-item>
                <text:p text:style-name="P35"><text:span text:style-name="T36">os.common-tgt-items-std.missingTables=InterMineObject</text:span></text:p>
              </text:list-item>
            </text:list>
            <text:list text:style-name="L2">
              <text:list-item>
                <text:p text:style-name="P35"><text:span text:style-name="T36">os.common-tgt-items-std.model=fulldata</text:span></text:p>
              </text:list-item>
            </text:list>
            <text:list text:style-name="L2">
              <text:list-item>
                <text:p text:style-name="P35"><text:span text:style-name="T36">os.common-tgt-items-std.minBagTableSize=10000</text:span></text:p>
              </text:list-item>
            </text:list>
            <text:list text:style-name="L2">
              <text:list-item>
                <text:p text:style-name="P35"><text:span text:style-name="T36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35"><text:span text:style-name="T36">osw.common-tgt-items.os=os.common-tgt-items-std</text:span></text:p>
              </text:list-item>
            </text:list>
            <text:list text:style-name="L2">
              <text:list-item>
                <text:list>
                  <text:list-item>
                    <text:p text:style-name="P6">Data is read from the data source and written to the intermediate table by the DataConver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ers exist for many fil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a special<text:line-break/>“flat mode”<text:line-break/>for<text:line-break/>performance.</text:p>
                  </text:list-item>
                </text:list>
              </text:list-item>
            </text:list>
          </draw:text-box>
        </draw:frame>
        <draw:custom-shape draw:style-name="gr14" draw:text-style-name="P32" draw:id="id28" draw:layer="layout" svg:width="3.068cm" svg:height="3.443cm" svg:x="20.565cm" svg:y="16.834cm">
          <text:p text:style-name="P8"><text:span text:style-name="T33">db</text:span></text:p>
          <text:p text:style-name="P8"><text:span text:style-name="T33">.common</text:span></text:p>
          <text:p text:style-name="P8"><text:span text:style-name="T33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8" draw:id="id27" draw:layer="layout" svg:width="3.067cm" svg:height="2.37cm" svg:x="20.565cm" svg:y="13.616cm">
          <text:p text:style-name="P37"><text:span text:style-name="T37">os.common</text:span></text:p>
          <text:p text:style-name="P37"><text:span text:style-name="T37">-tgt</text:span></text:p>
          <text:p text:style-name="P37"><text:span text:style-name="T37">-items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098cm" svg:y1="15.986cm" svg:x2="22.098cm" svg:y2="16.834cm" draw:start-shape="id27" draw:start-glue-point="2" draw:end-shape="id28" draw:end-glue-point="5" svg:d="m22098 15986v848">
          <text:p text:style-name="P1"/>
        </draw:connector>
        <draw:custom-shape draw:style-name="gr14" draw:text-style-name="P32" draw:id="id29" draw:layer="layout" svg:width="3.067cm" svg:height="2.37cm" svg:x="16.266cm" svg:y="13.616cm">
          <text:p text:style-name="P39"><text:span text:style-name="T33">osw</text:span></text:p>
          <text:p text:style-name="P39"><text:span text:style-name="T33">.common</text:span></text:p>
          <text:p text:style-name="P39"><text:span text:style-name="T33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9.333cm" svg:y1="14.801cm" svg:x2="20.565cm" svg:y2="14.801cm" draw:start-shape="id29" draw:start-glue-point="1" draw:end-shape="id27" draw:end-glue-point="3" svg:d="m19333 14801h1232">
          <text:p text:style-name="P1"/>
        </draw:connector>
        <draw:custom-shape draw:style-name="gr14" draw:text-style-name="P32" draw:id="id30" draw:layer="layout" svg:width="3.067cm" svg:height="2.37cm" svg:x="11.667cm" svg:y="13.616cm">
          <text:p text:style-name="P39"><text:span text:style-name="T33">Convert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4.734cm" svg:y1="14.801cm" svg:x2="16.266cm" svg:y2="14.801cm" draw:start-shape="id30" draw:start-glue-point="1" draw:end-shape="id29" draw:end-glue-point="3" svg:d="m14734 14801h1532">
          <text:p text:style-name="P1"/>
        </draw:connector>
        <draw:custom-shape draw:style-name="gr14" draw:text-style-name="P32" draw:id="id31" draw:layer="layout" svg:width="3.791cm" svg:height="2.394cm" svg:x="11.312cm" svg:y="17.532cm">
          <text:p text:style-name="P8"><text:span text:style-name="T33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9" draw:layer="layout" draw:type="line" svg:x1="13.207cm" svg:y1="17.532cm" svg:x2="13.2cm" svg:y2="15.986cm" draw:start-shape="id31" draw:start-glue-point="5" draw:end-shape="id30" draw:end-glue-point="2" svg:d="m13207 17532-7-1546">
          <text:p text:style-name="P1"/>
        </draw:connector>
        <draw:custom-shape draw:style-name="gr14" draw:text-style-name="P32" draw:id="id33" draw:layer="layout" svg:width="2.593cm" svg:height="2.669cm" svg:x="24.816cm" svg:y="17.608cm">
          <text:p text:style-name="P8"><text:span text:style-name="T33">db</text:span></text:p>
          <text:p text:style-name="P8"><text:span text:style-name="T33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2" draw:id="id32" draw:layer="layout" svg:width="2.768cm" svg:height="2.419cm" svg:x="24.741cm" svg:y="14.366cm">
          <text:p text:style-name="P8"><text:span text:style-name="T33">os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6.785cm" svg:x2="26.112cm" svg:y2="17.608cm" draw:start-shape="id32" draw:start-glue-point="2" draw:end-shape="id33" draw:end-glue-point="5" svg:d="m26125 16785-13 823">
          <text:p text:style-name="P1"/>
        </draw:connector>
        <draw:custom-shape draw:style-name="gr14" draw:text-style-name="P32" draw:id="id34" draw:layer="layout" svg:width="2.768cm" svg:height="2.419cm" svg:x="24.741cm" svg:y="11.067cm">
          <text:p text:style-name="P8"><text:span text:style-name="T33">osw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3.486cm" svg:x2="26.125cm" svg:y2="14.366cm" draw:start-shape="id34" draw:start-glue-point="2" draw:end-shape="id32" draw:end-glue-point="0" svg:d="m26125 13486v880">
          <text:p text:style-name="P1"/>
        </draw:connector>
        <draw:custom-shape draw:style-name="gr14" draw:text-style-name="P32" draw:id="id35" draw:layer="layout" svg:width="3.491cm" svg:height="2.419cm" svg:x="24.367cm" svg:y="7.768cm">
          <text:p text:style-name="P8"><text:span text:style-name="T33">integration</text:span></text:p>
          <text:p text:style-name="P8"><text:span text:style-name="T33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2cm" svg:y1="10.187cm" svg:x2="26.125cm" svg:y2="11.067cm" draw:start-shape="id35" draw:start-glue-point="2" draw:end-shape="id34" draw:end-glue-point="0" svg:d="m26112 10187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41" draw:layer="layout" svg:width="23.911cm" svg:height="14.626cm" svg:x="2.058cm" svg:y="4.442cm" presentation:class="outline">
          <draw:text-box>
            <text:list text:style-name="L2">
              <text:list-item>
                <text:p text:style-name="P40"><text:span text:style-name="T38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40"><text:span text:style-name="T38">os.common-tgt-items.os=os.common-tgt-items-std</text:span></text:p>
              </text:list-item>
            </text:list>
            <text:list text:style-name="L2">
              <text:list-item>
                <text:p text:style-name="P40"><text:span text:style-name="T38">os.common-tgt-items.model=fulldata</text:span></text:p>
              </text:list-item>
            </text:list>
            <text:list text:style-name="L2">
              <text:list-item>
                <text:list>
                  <text:list-item>
                    <text:p text:style-name="P6">Another implementation of ObjectStore<text:line-break/>is layered on top of the native o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roves performance<text:line-break/>by fetching contents of<text:line-break/>collections in adva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s<text:line-break/>can be quite<text:line-break/>diverse.</text:p>
                  </text:list-item>
                </text:list>
              </text:list-item>
            </text:list>
          </draw:text-box>
        </draw:frame>
        <draw:custom-shape draw:style-name="gr14" draw:text-style-name="P32" draw:id="id37" draw:layer="layout" svg:width="3.068cm" svg:height="3.443cm" svg:x="20.565cm" svg:y="16.835cm">
          <text:p text:style-name="P8"><text:span text:style-name="T33">db</text:span></text:p>
          <text:p text:style-name="P8"><text:span text:style-name="T33">.common</text:span></text:p>
          <text:p text:style-name="P8"><text:span text:style-name="T33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8" draw:id="id36" draw:layer="layout" svg:width="3.067cm" svg:height="2.37cm" svg:x="20.565cm" svg:y="13.617cm">
          <text:p text:style-name="P37"><text:span text:style-name="T37">os.common</text:span></text:p>
          <text:p text:style-name="P37"><text:span text:style-name="T37">-tgt</text:span></text:p>
          <text:p text:style-name="P37"><text:span text:style-name="T37">-items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098cm" svg:y1="15.987cm" svg:x2="22.098cm" svg:y2="16.835cm" draw:start-shape="id36" draw:start-glue-point="2" draw:end-shape="id37" draw:end-glue-point="5" svg:d="m22098 15987v848">
          <text:p text:style-name="P1"/>
        </draw:connector>
        <draw:custom-shape draw:style-name="gr14" draw:text-style-name="P32" draw:id="id38" draw:layer="layout" svg:width="3.067cm" svg:height="2.37cm" svg:x="16.266cm" svg:y="13.617cm">
          <text:p text:style-name="P39"><text:span text:style-name="T33">osw</text:span></text:p>
          <text:p text:style-name="P39"><text:span text:style-name="T33">.common</text:span></text:p>
          <text:p text:style-name="P39"><text:span text:style-name="T33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9.333cm" svg:y1="14.802cm" svg:x2="20.565cm" svg:y2="14.802cm" draw:start-shape="id38" draw:start-glue-point="1" draw:end-shape="id36" draw:end-glue-point="3" svg:d="m19333 14802h1232">
          <text:p text:style-name="P1"/>
        </draw:connector>
        <draw:custom-shape draw:style-name="gr14" draw:text-style-name="P32" draw:id="id39" draw:layer="layout" svg:width="3.067cm" svg:height="2.37cm" svg:x="11.667cm" svg:y="13.617cm">
          <text:p text:style-name="P39"><text:span text:style-name="T33">Convert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4.734cm" svg:y1="14.802cm" svg:x2="16.266cm" svg:y2="14.802cm" draw:start-shape="id39" draw:start-glue-point="1" draw:end-shape="id38" draw:end-glue-point="3" svg:d="m14734 14802h1532">
          <text:p text:style-name="P1"/>
        </draw:connector>
        <draw:custom-shape draw:style-name="gr14" draw:text-style-name="P32" draw:id="id40" draw:layer="layout" svg:width="3.791cm" svg:height="2.394cm" svg:x="11.312cm" svg:y="17.533cm">
          <text:p text:style-name="P8"><text:span text:style-name="T33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9" draw:layer="layout" draw:type="line" svg:x1="13.207cm" svg:y1="17.533cm" svg:x2="13.2cm" svg:y2="15.987cm" draw:start-shape="id40" draw:start-glue-point="5" draw:end-shape="id39" draw:end-glue-point="2" svg:d="m13207 17533-7-1546">
          <text:p text:style-name="P1"/>
        </draw:connector>
        <draw:custom-shape draw:style-name="gr14" draw:text-style-name="P32" draw:id="id42" draw:layer="layout" svg:width="2.593cm" svg:height="2.669cm" svg:x="24.816cm" svg:y="17.609cm">
          <text:p text:style-name="P8"><text:span text:style-name="T33">db</text:span></text:p>
          <text:p text:style-name="P8"><text:span text:style-name="T33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2" draw:id="id41" draw:layer="layout" svg:width="2.768cm" svg:height="2.419cm" svg:x="24.741cm" svg:y="14.367cm">
          <text:p text:style-name="P8"><text:span text:style-name="T33">os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6.786cm" svg:x2="26.112cm" svg:y2="17.609cm" draw:start-shape="id41" draw:start-glue-point="2" draw:end-shape="id42" draw:end-glue-point="5" svg:d="m26125 16786-13 823">
          <text:p text:style-name="P1"/>
        </draw:connector>
        <draw:custom-shape draw:style-name="gr14" draw:text-style-name="P32" draw:id="id43" draw:layer="layout" svg:width="2.768cm" svg:height="2.419cm" svg:x="24.741cm" svg:y="11.068cm">
          <text:p text:style-name="P8"><text:span text:style-name="T33">osw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3.487cm" svg:x2="26.125cm" svg:y2="14.367cm" draw:start-shape="id43" draw:start-glue-point="2" draw:end-shape="id41" draw:end-glue-point="0" svg:d="m26125 13487v880">
          <text:p text:style-name="P1"/>
        </draw:connector>
        <draw:custom-shape draw:style-name="gr14" draw:text-style-name="P32" draw:id="id44" draw:layer="layout" svg:width="3.491cm" svg:height="2.419cm" svg:x="24.367cm" svg:y="7.769cm">
          <text:p text:style-name="P8"><text:span text:style-name="T33">integration</text:span></text:p>
          <text:p text:style-name="P8"><text:span text:style-name="T33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2cm" svg:y1="10.188cm" svg:x2="26.125cm" svg:y2="11.068cm" draw:start-shape="id44" draw:start-glue-point="2" draw:end-shape="id43" draw:end-glue-point="0" svg:d="m26112 10188 13 880">
          <text:p text:style-name="P1"/>
        </draw:connector>
        <draw:custom-shape draw:style-name="gr14" draw:text-style-name="P32" draw:id="id45" draw:layer="layout" svg:width="3.067cm" svg:height="2.37cm" svg:x="20.567cm" svg:y="10.317cm">
          <text:p text:style-name="P39"><text:span text:style-name="T33">os</text:span></text:p>
          <text:p text:style-name="P39"><text:span text:style-name="T33">.common</text:span></text:p>
          <text:p text:style-name="P39"><text:span text:style-name="T33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cm" svg:y1="12.687cm" svg:x2="22.098cm" svg:y2="13.617cm" draw:start-shape="id45" draw:start-glue-point="2" draw:end-shape="id36" draw:end-glue-point="0" svg:d="m22100 12687-2 93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43" draw:layer="layout" svg:width="23.911cm" svg:height="14.626cm" svg:x="2.058cm" svg:y="4.442cm" presentation:class="outline">
          <draw:text-box>
            <text:list text:style-name="L2">
              <text:list-item>
                <text:p text:style-name="P42"><text:span text:style-name="T39">os.common-translated-std.class</text:span><text:span text:style-name="T39"><text:line-break/></text:span><text:span text:style-name="T39">=org.intermine.objectstore.translating.ObjectStoreTranslatingImpl</text:span></text:p>
              </text:list-item>
            </text:list>
            <text:list text:style-name="L2">
              <text:list-item>
                <text:p text:style-name="P42"><text:span text:style-name="T39">os.common-translated-std.model=tutorialmodel</text:span></text:p>
              </text:list-item>
            </text:list>
            <text:list text:style-name="L2">
              <text:list-item>
                <text:p text:style-name="P42"><text:span text:style-name="T39">os.common-translated-std.os=os.common-tgt-items</text:span></text:p>
              </text:list-item>
            </text:list>
            <text:list text:style-name="L2">
              <text:list-item>
                <text:p text:style-name="P42"><text:span text:style-name="T39">os.common-translated-std.translatorClass</text:span><text:span text:style-name="T39"><text:line-break/></text:span><text:span text:style-name="T39">=org.intermine.dataconversion.ItemToObjectTranslator</text:span></text:p>
              </text:list-item>
            </text:list>
            <text:list text:style-name="L2">
              <text:list-item>
                <text:p text:style-name="P42"><text:span text:style-name="T39">os.common-translated.class=org.intermine.objectstore.fastcollections</text:span><text:span text:style-name="T39"><text:line-break/></text:span><text:span text:style-name="T39">.ObjectStoreFastCollectionsForTranslatorImpl</text:span></text:p>
              </text:list-item>
            </text:list>
            <text:list text:style-name="L2">
              <text:list-item>
                <text:p text:style-name="P42"><text:span text:style-name="T39">os.common-translated.model=tutorialmodel</text:span></text:p>
              </text:list-item>
            </text:list>
            <text:list text:style-name="L2">
              <text:list-item>
                <text:p text:style-name="P42"><text:span text:style-name="T39">os.common-translated.os=os.common-translated-std</text:span></text:p>
              </text:list-item>
            </text:list>
            <text:list text:style-name="L2">
              <text:list-item>
                <text:list>
                  <text:list-item>
                    <text:p text:style-name="P6">Another layered ObjectStore<text:line-break/>translates databas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ally, another performance<text:line-break/>improvement<text:line-break/>layer.</text:p>
                  </text:list-item>
                </text:list>
              </text:list-item>
            </text:list>
          </draw:text-box>
        </draw:frame>
        <draw:custom-shape draw:style-name="gr14" draw:text-style-name="P32" draw:id="id47" draw:layer="layout" svg:width="3.068cm" svg:height="3.443cm" svg:x="20.565cm" svg:y="16.836cm">
          <text:p text:style-name="P8"><text:span text:style-name="T33">db</text:span></text:p>
          <text:p text:style-name="P8"><text:span text:style-name="T33">.common</text:span></text:p>
          <text:p text:style-name="P8"><text:span text:style-name="T33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8" draw:id="id46" draw:layer="layout" svg:width="3.067cm" svg:height="2.37cm" svg:x="20.565cm" svg:y="13.618cm">
          <text:p text:style-name="P37"><text:span text:style-name="T37">os.common</text:span></text:p>
          <text:p text:style-name="P37"><text:span text:style-name="T37">-tgt</text:span></text:p>
          <text:p text:style-name="P37"><text:span text:style-name="T37">-items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098cm" svg:y1="15.988cm" svg:x2="22.098cm" svg:y2="16.836cm" draw:start-shape="id46" draw:start-glue-point="2" draw:end-shape="id47" draw:end-glue-point="5" svg:d="m22098 15988v848">
          <text:p text:style-name="P1"/>
        </draw:connector>
        <draw:custom-shape draw:style-name="gr14" draw:text-style-name="P32" draw:id="id48" draw:layer="layout" svg:width="3.067cm" svg:height="2.37cm" svg:x="16.266cm" svg:y="13.618cm">
          <text:p text:style-name="P39"><text:span text:style-name="T33">osw</text:span></text:p>
          <text:p text:style-name="P39"><text:span text:style-name="T33">.common</text:span></text:p>
          <text:p text:style-name="P39"><text:span text:style-name="T33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9.333cm" svg:y1="14.803cm" svg:x2="20.565cm" svg:y2="14.803cm" draw:start-shape="id48" draw:start-glue-point="1" draw:end-shape="id46" draw:end-glue-point="3" svg:d="m19333 14803h1232">
          <text:p text:style-name="P1"/>
        </draw:connector>
        <draw:custom-shape draw:style-name="gr14" draw:text-style-name="P32" draw:id="id49" draw:layer="layout" svg:width="3.067cm" svg:height="2.37cm" svg:x="11.667cm" svg:y="13.618cm">
          <text:p text:style-name="P39"><text:span text:style-name="T33">Convert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4.734cm" svg:y1="14.803cm" svg:x2="16.266cm" svg:y2="14.803cm" draw:start-shape="id49" draw:start-glue-point="1" draw:end-shape="id48" draw:end-glue-point="3" svg:d="m14734 14803h1532">
          <text:p text:style-name="P1"/>
        </draw:connector>
        <draw:custom-shape draw:style-name="gr14" draw:text-style-name="P32" draw:id="id50" draw:layer="layout" svg:width="3.791cm" svg:height="2.394cm" svg:x="11.312cm" svg:y="17.534cm">
          <text:p text:style-name="P8"><text:span text:style-name="T33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9" draw:layer="layout" draw:type="line" svg:x1="13.207cm" svg:y1="17.534cm" svg:x2="13.2cm" svg:y2="15.988cm" draw:start-shape="id50" draw:start-glue-point="5" draw:end-shape="id49" draw:end-glue-point="2" svg:d="m13207 17534-7-1546">
          <text:p text:style-name="P1"/>
        </draw:connector>
        <draw:custom-shape draw:style-name="gr14" draw:text-style-name="P32" draw:id="id52" draw:layer="layout" svg:width="2.593cm" svg:height="2.669cm" svg:x="24.816cm" svg:y="17.61cm">
          <text:p text:style-name="P8"><text:span text:style-name="T33">db</text:span></text:p>
          <text:p text:style-name="P8"><text:span text:style-name="T33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2" draw:id="id51" draw:layer="layout" svg:width="2.768cm" svg:height="2.419cm" svg:x="24.741cm" svg:y="14.368cm">
          <text:p text:style-name="P8"><text:span text:style-name="T33">os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6.787cm" svg:x2="26.112cm" svg:y2="17.61cm" draw:start-shape="id51" draw:start-glue-point="2" draw:end-shape="id52" draw:end-glue-point="5" svg:d="m26125 16787-13 823">
          <text:p text:style-name="P1"/>
        </draw:connector>
        <draw:custom-shape draw:style-name="gr14" draw:text-style-name="P32" draw:id="id53" draw:layer="layout" svg:width="2.768cm" svg:height="2.419cm" svg:x="24.741cm" svg:y="11.069cm">
          <text:p text:style-name="P8"><text:span text:style-name="T33">osw</text:span></text:p>
          <text:p text:style-name="P8"><text:span text:style-name="T33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3.488cm" svg:x2="26.125cm" svg:y2="14.368cm" draw:start-shape="id53" draw:start-glue-point="2" draw:end-shape="id51" draw:end-glue-point="0" svg:d="m26125 13488v880">
          <text:p text:style-name="P1"/>
        </draw:connector>
        <draw:custom-shape draw:style-name="gr14" draw:text-style-name="P32" draw:id="id54" draw:layer="layout" svg:width="3.491cm" svg:height="2.419cm" svg:x="24.367cm" svg:y="7.77cm">
          <text:p text:style-name="P8"><text:span text:style-name="T33">integration</text:span></text:p>
          <text:p text:style-name="P8"><text:span text:style-name="T33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2cm" svg:y1="10.189cm" svg:x2="26.125cm" svg:y2="11.069cm" draw:start-shape="id54" draw:start-glue-point="2" draw:end-shape="id53" draw:end-glue-point="0" svg:d="m26112 10189 13 880">
          <text:p text:style-name="P1"/>
        </draw:connector>
        <draw:custom-shape draw:style-name="gr14" draw:text-style-name="P32" draw:id="id55" draw:layer="layout" svg:width="3.067cm" svg:height="2.37cm" svg:x="20.567cm" svg:y="10.318cm">
          <text:p text:style-name="P39"><text:span text:style-name="T33">os</text:span></text:p>
          <text:p text:style-name="P39"><text:span text:style-name="T33">.common</text:span></text:p>
          <text:p text:style-name="P39"><text:span text:style-name="T33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cm" svg:y1="12.688cm" svg:x2="22.098cm" svg:y2="13.618cm" draw:start-shape="id55" draw:start-glue-point="2" draw:end-shape="id46" draw:end-glue-point="0" svg:d="m22100 12688-2 930">
          <text:p text:style-name="P1"/>
        </draw:connector>
        <draw:custom-shape draw:style-name="gr14" draw:text-style-name="P38" draw:id="id56" draw:layer="layout" svg:width="3.067cm" svg:height="2.37cm" svg:x="20.568cm" svg:y="7.018cm">
          <text:p text:style-name="P37"><text:span text:style-name="T37">os.common</text:span></text:p>
          <text:p text:style-name="P37"><text:span text:style-name="T37">-translated</text:span></text:p>
          <text:p text:style-name="P37"><text:span text:style-name="T37">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01cm" svg:y1="9.388cm" svg:x2="22.1cm" svg:y2="10.318cm" draw:start-shape="id56" draw:start-glue-point="2" draw:end-shape="id55" draw:end-glue-point="0" svg:d="m22101 9388-1 930">
          <text:p text:style-name="P1"/>
        </draw:connector>
        <draw:custom-shape draw:style-name="gr14" draw:text-style-name="P38" draw:id="id57" draw:layer="layout" svg:width="3.067cm" svg:height="2.37cm" svg:x="20.569cm" svg:y="3.618cm">
          <text:p text:style-name="P37"><text:span text:style-name="T37">os.common</text:span></text:p>
          <text:p text:style-name="P37"><text:span text:style-name="T37">-translate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02cm" svg:y1="5.988cm" svg:x2="22.101cm" svg:y2="7.018cm" draw:start-shape="id57" draw:start-glue-point="2" draw:end-shape="id56" draw:end-glue-point="0" svg:d="m22102 5988-1 1030">
          <text:p text:style-name="P1"/>
        </draw:connector>
        <draw:custom-shape draw:style-name="gr14" draw:text-style-name="P32" draw:id="id58" draw:layer="layout" svg:width="3.067cm" svg:height="2.37cm" svg:x="24.568cm" svg:y="3.618cm">
          <text:p text:style-name="P39"><text:span text:style-name="T33">Data</text:span></text:p>
          <text:p text:style-name="P39"><text:span text:style-name="T33">Load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01cm" svg:y1="5.988cm" svg:x2="26.112cm" svg:y2="7.77cm" draw:start-shape="id58" draw:start-glue-point="2" draw:end-shape="id54" draw:end-glue-point="0" svg:d="m26101 5988 11 1782">
          <text:p text:style-name="P1"/>
        </draw:connector>
        <draw:connector draw:style-name="gr15" draw:text-style-name="P9" draw:layer="layout" draw:type="line" svg:x1="24.568cm" svg:y1="4.803cm" svg:x2="23.636cm" svg:y2="4.803cm" draw:start-shape="id58" draw:start-glue-point="3" draw:end-shape="id57" draw:end-glue-point="1" svg:d="m24568 4803h-932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The layers of ObjectStores and the IntegrationWriter take care of all translation and merging.</text:p>
              </text:list-item>
            </text:list>
            <text:list text:style-name="L2">
              <text:list-item>
                <text:list>
                  <text:list-item>
                    <text:p text:style-name="P6">The DataLoader is a simple loop, reading objects from the translated ObjectStore and storing them in the IntegrationWri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ach object, the IntegrationWriter performs a query in the destination database to find an equivalent object, by primary key, and merges any existing objects with the object being sto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4.476cm" svg:height="14.626cm" svg:x="2.058cm" svg:y="4.442cm" presentation:class="outline" presentation:user-transformed="true">
          <draw:text-box>
            <text:list text:style-name="L2">
              <text:list-item>
                <text:p text:style-name="P5">We need to define the primary keys.</text:p>
              </text:list-item>
            </text:list>
            <text:list text:style-name="L2">
              <text:list-item>
                <text:list>
                  <text:list-item>
                    <text:p text:style-name="P6"><text:s/>This is done in tutorial_keyDefs.properties.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9">Department.key1=name</text:span></text:p>
              </text:list-item>
            </text:list>
            <text:list text:style-name="L3">
              <text:list-item>
                <text:p text:style-name="P13"><text:span text:style-name="T9">Employee.key1=name</text:span></text:p>
              </text:list-item>
            </text:list>
            <text:list text:style-name="L2">
              <text:list-item>
                <text:list>
                  <text:list-item>
                    <text:p text:style-name="P6">Multiple primary keys which can have multiple fields can be defined for each class.</text:p>
                  </text:list-item>
                </text:list>
              </text:list-item>
            </text:list>
            <text:list text:style-name="L2">
              <text:list-item>
                <text:p text:style-name="P5">We also need to declare which primary keys are used by this data source.</text:p>
              </text:list-item>
            </text:list>
            <text:list text:style-name="L2">
              <text:list-item>
                <text:list>
                  <text:list-item>
                    <text:p text:style-name="P6">This is done in source1_keys.properties</text:p>
                  </text:list-item>
                </text:list>
              </text:list-item>
            </text:list>
            <text:list text:style-name="L9">
              <text:list-item>
                <text:p text:style-name="P13"><text:span text:style-name="T23">Department.key=key1</text:span></text:p>
              </text:list-item>
            </text:list>
            <text:list text:style-name="L9">
              <text:list-item>
                <text:p text:style-name="P13"><text:span text:style-name="T23">Employee.key=key1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3.911cm" svg:height="14.709cm" svg:x="2.058cm" svg:y="4.442cm" presentation:class="outline" presentation:user-transformed="true">
          <draw:text-box>
            <text:list text:style-name="L2">
              <text:list-item>
                <text:p text:style-name="P5">Finally, we need some data:</text:p>
              </text:list-item>
            </text:list>
            <text:list text:style-name="L3">
              <text:list-item>
                <text:p text:style-name="P13"><text:span text:style-name="T9">&lt;?xml version="1.0"?&gt;</text:span></text:p>
              </text:list-item>
            </text:list>
            <text:list text:style-name="L3">
              <text:list-item>
                <text:p text:style-name="P13"><text:span text:style-name="T9">&lt;items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tem id="1" class="Employee"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name" value="Fred"/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age" value="27"/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fullTime" value="true"/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reference name="department" ref_id="2"/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/item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tem id="2" class="Department"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name" value="Marketing"/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/item&gt;</text:span></text:p>
              </text:list-item>
            </text:list>
            <text:list text:style-name="L3">
              <text:list-item>
                <text:p text:style-name="P13"><text:span text:style-name="T9">&lt;/items&gt;</text:span></text:p>
              </text:list-item>
            </text:list>
            <text:list text:style-name="L2">
              <text:list-item>
                <text:list>
                  <text:list-item>
                    <text:p text:style-name="P6">This is the “InterMine data XML” form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item IDs are only used to refer inside the file – they are renumbered on load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office:forms form:automatic-focus="false" form:apply-design-mode="false"/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"><text:span text:style-name="T1">Matthew Wakeling – InterMine: An open source data warehousing tool, ready for prime time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&lt;number&gt;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8-11T13:32:48</meta:creation-date>
    <dc:creator>Matthew Wakeling</dc:creator>
    <dc:date>2008-08-28T12:29:08</dc:date>
    <meta:editing-cycles>13</meta:editing-cycles>
    <meta:editing-duration>P11DT0H7M10S</meta:editing-duration>
    <meta:user-defined meta:name="Info 1"/>
    <meta:user-defined meta:name="Info 2"/>
    <meta:user-defined meta:name="Info 3"/>
    <meta:user-defined meta:name="Info 4"/>
    <meta:document-statistic meta:object-count="306"/>
  </office:meta>
</office:document-meta>
</file>